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00100000001891FFD7D.gif" manifest:media-type="image/gif"/>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ercu" svg:font-family="Apercu, apple-system, system-ui, 'Segoe UI', Roboto, Ubuntu, Cantarell, 'Fira Sans', 'Droid Sans', 'Helvetica Neue', sans-serif"/>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aco" svg:font-family="Monaco, Menlo, 'Ubuntu Mono', 'Droid Sans Mono', Consolas, monospace, Menlo, Monaco, 'Courier New', monospac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uisse" svg:font-family="Suisse, Apercu, apple-system, BlinkMacSystemFont, 'Segoe UI', Roboto, Ubuntu, Cantarell, 'Fira Sans', 'Droid Sans', 'Helvetica Neue', sans-serif"/>
    <style:font-face style:name="monospace" svg:font-family="monospace, monospace"/>
  </office:font-face-decls>
  <office:automatic-styles>
    <style:style style:name="P1" style:family="paragraph" style:parent-style-name="Heading_20_1">
      <style:paragraph-properties fo:margin-left="0cm" fo:margin-right="0cm" fo:margin-top="0cm" fo:margin-bottom="0cm" style:contextual-spacing="false" fo:line-height="120%" fo:text-align="start" style:justify-single-word="false" fo:orphans="2" fo:widows="2" fo:text-indent="0cm" style:auto-text-indent="false"/>
      <style:text-properties fo:font-variant="normal" fo:text-transform="none" fo:color="#000000" loext:opacity="100%" style:font-name="Apercu" fo:letter-spacing="normal" fo:font-style="normal" fo:font-weight="normal"/>
    </style:style>
    <style:style style:name="P2" style:family="paragraph" style:parent-style-name="Text_20_body">
      <style:paragraph-properties fo:margin-left="0cm" fo:margin-right="0cm" fo:margin-top="0cm" fo:margin-bottom="0cm" style:contextual-spacing="false" fo:line-height="130%" fo:text-align="start" style:justify-single-word="false" fo:orphans="2" fo:widows="2" fo:text-indent="0cm" style:auto-text-indent="false"/>
      <style:text-properties fo:font-variant="normal" fo:text-transform="none" fo:color="#000000" loext:opacity="100%" style:font-name="Apercu" fo:letter-spacing="normal" fo:font-style="normal" fo:font-weight="normal"/>
    </style:style>
    <style:style style:name="P3" style:family="paragraph" style:parent-style-name="Text_20_body">
      <style:paragraph-properties fo:margin-left="0cm" fo:margin-right="0cm" fo:margin-top="0cm" fo:margin-bottom="0.247cm" style:contextual-spacing="false" fo:line-height="170%" fo:text-align="start" style:justify-single-word="false" fo:orphans="40" fo:widows="2" fo:text-indent="0cm" style:auto-text-indent="false"/>
      <style:text-properties fo:font-variant="normal" fo:text-transform="none" fo:color="#000000" loext:opacity="100%" style:font-name="Apercu" fo:font-size="14pt" fo:letter-spacing="normal" fo:font-style="normal" fo:font-weight="normal"/>
    </style:style>
    <style:style style:name="P4" style:family="paragraph" style:parent-style-name="Text_20_body" style:list-style-name="L1">
      <style:paragraph-properties fo:margin-left="0cm" fo:margin-right="0cm" fo:margin-top="0cm" fo:margin-bottom="0cm" style:contextual-spacing="false" fo:line-height="170%" fo:text-align="start" style:justify-single-word="false" fo:orphans="40" fo:widows="2" fo:text-indent="0cm" style:auto-text-indent="false" fo:padding="0cm" fo:border="none"/>
      <style:text-properties fo:font-variant="normal" fo:text-transform="none" fo:color="#000000" loext:opacity="100%" style:font-name="Apercu" fo:font-size="14pt" fo:letter-spacing="normal" fo:font-style="normal" fo:font-weight="normal"/>
    </style:style>
    <style:style style:name="P5" style:family="paragraph" style:parent-style-name="Heading_20_3">
      <style:text-properties fo:color="#000000" loext:opacity="100%" fo:font-weight="bold"/>
    </style:style>
    <style:style style:name="P6" style:family="paragraph" style:parent-style-name="Text_20_body">
      <style:paragraph-properties fo:margin-left="0cm" fo:margin-right="0cm" fo:text-indent="0cm" style:auto-text-indent="false"/>
      <style:text-properties fo:color="#000000" loext:opacity="100%"/>
    </style:style>
    <style:style style:name="P7" style:family="paragraph" style:parent-style-name="Text_20_body">
      <style:paragraph-properties fo:margin-left="0cm" fo:margin-right="0cm" fo:margin-top="0cm" fo:margin-bottom="0.247cm" style:contextual-spacing="false" fo:line-height="160%" fo:text-indent="0cm" style:auto-text-indent="false"/>
      <style:text-properties fo:color="#000000" loext:opacity="100%"/>
    </style:style>
    <style:style style:name="P8" style:family="paragraph" style:parent-style-name="Preformatted_20_Text">
      <style:paragraph-properties fo:margin-left="0cm" fo:margin-right="0cm" fo:margin-top="0cm" fo:margin-bottom="0cm" style:contextual-spacing="false" fo:text-indent="0cm" style:auto-text-indent="false"/>
      <style:text-properties fo:color="#000000" loext:opacity="100%"/>
    </style:style>
    <style:style style:name="P9" style:family="paragraph" style:parent-style-name="Preformatted_20_Text">
      <style:paragraph-properties fo:margin-left="0cm" fo:margin-right="0cm" fo:margin-top="0cm" fo:margin-bottom="0cm" style:contextual-spacing="false" fo:text-align="start" style:justify-single-word="false" fo:text-indent="0cm" style:auto-text-indent="false"/>
      <style:text-properties fo:color="#000000" loext:opacity="100%"/>
    </style:style>
    <style:style style:name="P10" style:family="paragraph" style:parent-style-name="Text_20_body">
      <style:paragraph-properties fo:margin-left="0cm" fo:margin-right="0cm" fo:margin-top="0cm" fo:margin-bottom="0cm" style:contextual-spacing="false" fo:text-indent="0cm" style:auto-text-indent="false"/>
      <style:text-properties fo:color="#000000" loext:opacity="100%"/>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margin-top="0cm" fo:margin-bottom="0cm" style:contextual-spacing="false" fo:line-height="160%" fo:text-indent="0cm" style:auto-text-indent="false"/>
      <style:text-properties fo:color="#000000" loext:opacity="100%"/>
    </style:style>
    <style:style style:name="P13" style:family="paragraph" style:parent-style-name="Heading_20_3">
      <style:text-properties fo:font-variant="normal" fo:text-transform="none" fo:color="#000000" loext:opacity="100%" style:font-name="Apercu" fo:letter-spacing="normal" fo:font-style="normal" fo:font-weight="normal"/>
    </style:style>
    <style:style style:name="P1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0162f" loext:opacity="100%" style:font-name="Apercu" fo:font-size="14pt" fo:letter-spacing="normal" fo:font-style="normal" fo:font-weight="normal"/>
    </style:style>
    <style:style style:name="P15" style:family="paragraph" style:parent-style-name="Text_20_body">
      <style:paragraph-properties fo:margin-left="0cm" fo:margin-right="0cm" fo:margin-top="0cm" fo:margin-bottom="0cm" style:contextual-spacing="false" fo:line-height="160%" fo:text-align="start" style:justify-single-word="false" fo:orphans="2" fo:widows="2" fo:text-indent="0cm" style:auto-text-indent="false"/>
      <style:text-properties fo:color="#000000" loext:opacity="100%"/>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0162f" loext:opacity="100%" style:font-name="Apercu" fo:font-size="14pt" fo:letter-spacing="normal" fo:font-style="normal" fo:font-weight="normal"/>
    </style:style>
    <style:style style:name="P1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0162f" loext:opacity="100%" fo:letter-spacing="normal"/>
    </style:style>
    <style:style style:name="P19" style:family="paragraph" style:parent-style-name="Text_20_body">
      <style:paragraph-properties fo:margin-left="0cm" fo:margin-right="0cm" fo:margin-top="0cm" fo:margin-bottom="0.247cm" style:contextual-spacing="false" fo:line-height="160%" fo:text-align="start" style:justify-single-word="false" fo:orphans="2" fo:widows="2" fo:text-indent="0cm" style:auto-text-indent="false"/>
      <style:text-properties fo:font-variant="normal" fo:text-transform="none" fo:color="#10162f" loext:opacity="100%" style:font-name="Apercu" fo:font-size="14pt" fo:letter-spacing="normal" fo:font-style="normal" fo:font-weight="normal"/>
    </style:style>
    <style:style style:name="P20" style:family="paragraph" style:parent-style-name="Text_20_body" style:list-style-name="L2">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000000" loext:opacity="100%"/>
    </style:style>
    <style:style style:name="P21" style:family="paragraph" style:parent-style-name="Text_20_body" style:list-style-name="L2">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font-variant="normal" fo:text-transform="none" fo:color="#10162f" loext:opacity="100%" style:font-name="Apercu" fo:font-size="14pt" fo:letter-spacing="normal" fo:font-style="normal" fo:font-weight="normal"/>
    </style:style>
    <style:style style:name="P22"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style>
    <style:style style:name="P23" style:family="paragraph" style:parent-style-name="Standard">
      <style:text-properties fo:color="#000000" loext:opacity="100%"/>
    </style:style>
    <style:style style:name="P24" style:family="paragraph" style:parent-style-name="Text_20_body">
      <style:paragraph-properties fo:margin-left="0cm" fo:margin-right="0cm" fo:margin-top="0cm" fo:margin-bottom="0.247cm" style:contextual-spacing="false" fo:line-height="160%" fo:text-align="start" style:justify-single-word="false" fo:orphans="2" fo:widows="2" fo:text-indent="0cm" style:auto-text-indent="false"/>
      <style:text-properties fo:color="#000000" loext:opacity="100%"/>
    </style:style>
    <style:style style:name="P25" style:family="paragraph" style:parent-style-name="Text_20_body">
      <style:paragraph-properties fo:text-align="start" style:justify-single-word="false" fo:orphans="2" fo:widows="2" fo:text-indent="0cm" style:auto-text-indent="false"/>
      <style:text-properties fo:font-variant="normal" fo:text-transform="none" fo:color="#10162f" loext:opacity="100%" fo:letter-spacing="normal"/>
    </style:style>
    <style:style style:name="P26" style:family="paragraph" style:parent-style-name="Text_20_body" style:list-style-name="L3">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000000" loext:opacity="100%"/>
    </style:style>
    <style:style style:name="P27" style:family="paragraph" style:parent-style-name="Text_20_body" style:list-style-name="L4">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000000" loext:opacity="100%"/>
    </style:style>
    <style:style style:name="P28" style:family="paragraph" style:parent-style-name="Text_20_body" style:list-style-name="L5">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000000" loext:opacity="100%"/>
    </style:style>
    <style:style style:name="P29" style:family="paragraph" style:parent-style-name="Text_20_body" style:list-style-name="L6">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000000" loext:opacity="100%"/>
    </style:style>
    <style:style style:name="P30" style:family="paragraph" style:parent-style-name="Heading_20_3">
      <style:text-properties fo:font-variant="normal" fo:text-transform="none" fo:color="#ffffff" loext:opacity="100%" style:font-name="Apercu" fo:font-size="14pt" fo:letter-spacing="normal" fo:font-style="normal" fo:font-weight="bold" fo:background-color="#15141f"/>
    </style:style>
    <style:style style:name="P31" style:family="paragraph" style:parent-style-name="Text_20_body">
      <style:paragraph-properties fo:margin-left="0cm" fo:margin-right="0cm" fo:text-align="start" style:justify-single-word="false" fo:orphans="100" fo:widows="2" fo:text-indent="0cm" style:auto-text-indent="false"/>
      <style:text-properties fo:font-variant="normal" fo:text-transform="none" fo:color="#ffffff" loext:opacity="100%" style:font-name="Apercu" fo:font-size="14pt" fo:letter-spacing="normal" fo:font-style="normal" fo:font-weight="normal" fo:background-color="#15141f"/>
    </style:style>
    <style:style style:name="P32" style:family="paragraph" style:parent-style-name="Text_20_body">
      <style:paragraph-properties fo:margin-left="0cm" fo:margin-right="0cm" fo:margin-top="0cm" fo:margin-bottom="0.247cm" style:contextual-spacing="false" fo:line-height="160%" fo:text-align="start" style:justify-single-word="false" fo:orphans="100" fo:widows="2" fo:text-indent="0cm" style:auto-text-indent="false"/>
      <style:text-properties fo:font-variant="normal" fo:text-transform="none" fo:color="#ffffff" loext:opacity="100%" style:font-name="Apercu" fo:font-size="14pt" fo:letter-spacing="normal" fo:font-style="normal" fo:font-weight="normal" fo:background-color="#15141f"/>
    </style:style>
    <style:style style:name="P33" style:family="paragraph" style:parent-style-name="Text_20_body">
      <style:paragraph-properties fo:margin-left="0cm" fo:margin-right="0cm" fo:margin-top="0cm" fo:margin-bottom="0cm" style:contextual-spacing="false" fo:text-align="start" style:justify-single-word="false" fo:orphans="100" fo:widows="2" fo:text-indent="0cm" style:auto-text-indent="false"/>
      <style:text-properties fo:color="#000000" loext:opacity="100%"/>
    </style:style>
    <style:style style:name="P34" style:family="paragraph" style:parent-style-name="Text_20_body">
      <style:paragraph-properties fo:margin-left="0cm" fo:margin-right="0cm" fo:margin-top="0cm" fo:margin-bottom="0cm" style:contextual-spacing="false" fo:text-align="start" style:justify-single-word="false" fo:orphans="100" fo:widows="2" fo:text-indent="0cm" style:auto-text-indent="false"/>
      <style:text-properties fo:font-variant="normal" fo:text-transform="none" fo:color="#ffffff" loext:opacity="100%" style:font-name="Apercu" fo:font-size="14pt" fo:letter-spacing="normal" fo:font-style="normal" fo:font-weight="normal" fo:background-color="#15141f"/>
    </style:style>
    <style:style style:name="P35" style:family="paragraph" style:parent-style-name="Text_20_body">
      <style:paragraph-properties fo:margin-left="0cm" fo:margin-right="0cm" fo:margin-top="0cm" fo:margin-bottom="0cm" style:contextual-spacing="false" fo:line-height="160%" fo:text-align="start" style:justify-single-word="false" fo:orphans="100" fo:widows="2" fo:text-indent="0cm" style:auto-text-indent="false"/>
      <style:text-properties fo:color="#000000" loext:opacity="100%"/>
    </style:style>
    <style:style style:name="P36" style:family="paragraph" style:parent-style-name="Text_20_body">
      <style:paragraph-properties fo:margin-left="0cm" fo:margin-right="0cm" fo:margin-top="0cm" fo:margin-bottom="0cm" style:contextual-spacing="false" fo:line-height="160%" fo:text-align="start" style:justify-single-word="false" fo:orphans="100" fo:widows="2" fo:text-indent="0cm" style:auto-text-indent="false"/>
      <style:text-properties fo:font-variant="normal" fo:text-transform="none" fo:color="#ffffff" loext:opacity="100%" style:font-name="Apercu" fo:font-size="14pt" fo:letter-spacing="normal" fo:font-style="normal" fo:font-weight="normal" fo:background-color="#15141f"/>
    </style:style>
    <style:style style:name="P37" style:family="paragraph" style:parent-style-name="Text_20_body">
      <style:paragraph-properties fo:margin-left="0cm" fo:margin-right="0cm" fo:line-height="120%" fo:text-align="start" style:justify-single-word="false" fo:orphans="100" fo:widows="2" fo:text-indent="0cm" style:auto-text-indent="false"/>
      <style:text-properties fo:font-variant="normal" fo:text-transform="none" fo:color="#ffffff" loext:opacity="100%" style:font-name="Apercu" fo:font-size="14pt" fo:letter-spacing="normal" fo:font-style="normal" fo:font-weight="bold" fo:background-color="#15141f"/>
    </style:style>
    <style:style style:name="P38" style:family="paragraph" style:parent-style-name="Text_20_body" style:list-style-name="L7">
      <style:paragraph-properties fo:margin-left="1.455cm" fo:margin-right="0cm" fo:margin-top="0cm" fo:margin-bottom="0cm" style:contextual-spacing="false" fo:line-height="160%" fo:text-align="start" style:justify-single-word="false" fo:orphans="100" fo:widows="2" fo:text-indent="0cm" style:auto-text-indent="false" fo:padding="0cm" fo:border="none"/>
      <style:text-properties fo:color="#000000" loext:opacity="100%"/>
    </style:style>
    <style:style style:name="P39" style:family="paragraph" style:parent-style-name="Text_20_body" style:list-style-name="L7">
      <style:paragraph-properties fo:margin-left="1.455cm" fo:margin-right="0cm" fo:margin-top="0cm" fo:margin-bottom="0cm" style:contextual-spacing="false" fo:line-height="160%" fo:text-align="start" style:justify-single-word="false" fo:orphans="100" fo:widows="2" fo:text-indent="0cm" style:auto-text-indent="false" fo:padding="0cm" fo:border="none"/>
      <style:text-properties fo:font-variant="normal" fo:text-transform="none" fo:color="#ffffff" loext:opacity="100%" style:font-name="Apercu" fo:font-size="14pt" fo:letter-spacing="normal" fo:font-style="normal" fo:font-weight="normal" fo:background-color="#15141f" loext:padding="0cm" loext:border="none"/>
    </style:style>
    <style:style style:name="P40" style:family="paragraph" style:parent-style-name="Text_20_body" style:list-style-name="L7">
      <style:paragraph-properties fo:margin-left="1.455cm" fo:margin-right="0cm" fo:margin-top="0cm" fo:margin-bottom="0cm" style:contextual-spacing="false" fo:text-align="start" style:justify-single-word="false" fo:orphans="100" fo:widows="2" fo:text-indent="0cm" style:auto-text-indent="false" fo:padding="0cm" fo:border="none"/>
      <style:text-properties fo:color="#000000" loext:opacity="100%"/>
    </style:style>
    <style:style style:name="P41" style:family="paragraph" style:parent-style-name="Text_20_body">
      <style:paragraph-properties fo:margin-left="1.455cm" fo:margin-right="0cm" fo:text-indent="0cm" style:auto-text-indent="false"/>
    </style:style>
    <style:style style:name="P42" style:family="paragraph" style:parent-style-name="Text_20_body" style:list-style-name="L7">
      <style:paragraph-properties fo:margin-left="1.455cm" fo:margin-right="0cm" fo:margin-top="0cm" fo:margin-bottom="0.247cm" style:contextual-spacing="false" fo:text-align="start" style:justify-single-word="false" fo:orphans="100" fo:widows="2" fo:text-indent="0cm" style:auto-text-indent="false" fo:padding="0cm" fo:border="none"/>
      <style:text-properties fo:font-variant="normal" fo:text-transform="none" fo:color="#ffffff" loext:opacity="100%" style:font-name="Apercu" fo:font-size="14pt" fo:letter-spacing="normal" fo:font-style="normal" fo:font-weight="normal" fo:background-color="#15141f" loext:padding="0cm" loext:border="none"/>
    </style:style>
    <style:style style:name="P43" style:family="paragraph" style:parent-style-name="Text_20_body" style:list-style-name="L7">
      <style:paragraph-properties fo:margin-left="0.053cm" fo:margin-right="0.053cm" fo:margin-top="0.053cm" fo:margin-bottom="0.053cm" style:contextual-spacing="false" fo:text-align="start" style:justify-single-word="false" fo:orphans="100" fo:widows="2" fo:text-indent="0cm" style:auto-text-indent="false" fo:padding="0cm" fo:border="none"/>
      <style:text-properties fo:font-variant="normal" fo:text-transform="none" fo:color="#ffffff" loext:opacity="100%" style:font-name="Apercu" fo:font-size="14pt" fo:letter-spacing="normal" fo:font-style="normal" fo:font-weight="normal" fo:background-color="#fff2b3" loext:padding="0cm" loext:border="none"/>
    </style:style>
    <style:style style:name="P44" style:family="paragraph" style:parent-style-name="Text_20_body" style:list-style-name="L7">
      <style:paragraph-properties fo:margin-left="1.455cm" fo:margin-right="0cm" fo:margin-top="0cm" fo:margin-bottom="0.247cm" style:contextual-spacing="false" fo:line-height="160%" fo:text-align="start" style:justify-single-word="false" fo:orphans="100" fo:widows="2" fo:text-indent="0cm" style:auto-text-indent="false" fo:padding="0cm" fo:border="none"/>
      <style:text-properties fo:font-variant="normal" fo:text-transform="none" fo:color="#ffffff" loext:opacity="100%" style:font-name="Apercu" fo:font-size="14pt" fo:letter-spacing="normal" fo:font-style="normal" fo:font-weight="normal" fo:background-color="#15141f" loext:padding="0cm" loext:border="none"/>
    </style:style>
    <style:style style:name="P45" style:family="paragraph" style:parent-style-name="Text_20_body">
      <style:paragraph-properties fo:margin-left="0cm" fo:margin-right="0cm" fo:margin-top="0cm" fo:margin-bottom="0cm" style:contextual-spacing="false" fo:line-height="120%" fo:text-align="start" style:justify-single-word="false" fo:orphans="100" fo:widows="2" fo:text-indent="0cm" style:auto-text-indent="false"/>
      <style:text-properties fo:font-variant="normal" fo:text-transform="none" fo:color="#ffffff" loext:opacity="100%" style:font-name="Apercu" fo:font-size="14pt" fo:letter-spacing="normal" fo:font-style="normal" fo:font-weight="bold" fo:background-color="#15141f"/>
    </style:style>
    <style:style style:name="P46" style:family="paragraph" style:parent-style-name="Text_20_body">
      <style:paragraph-properties fo:margin-left="0cm" fo:margin-right="0cm" fo:text-align="start" style:justify-single-word="false" fo:orphans="100" fo:widows="2" fo:text-indent="0cm" style:auto-text-indent="false"/>
      <style:text-properties fo:color="#000000" loext:opacity="100%"/>
    </style:style>
    <style:style style:name="P47" style:family="paragraph" style:parent-style-name="Text_20_body">
      <style:paragraph-properties fo:margin-left="0cm" fo:margin-right="0.053cm" fo:margin-top="0cm" fo:margin-bottom="0cm" style:contextual-spacing="false" fo:text-align="start" style:justify-single-word="false" fo:orphans="2" fo:widows="2" fo:text-indent="0cm" style:auto-text-indent="false"/>
      <style:text-properties fo:font-variant="normal" fo:text-transform="none" fo:color="#ffffff" loext:opacity="100%" style:font-name="Apercu" fo:font-size="14pt" fo:letter-spacing="normal" fo:font-style="normal" fo:font-weight="normal" fo:background-color="#201e2f"/>
    </style:style>
    <style:style style:name="P48" style:family="paragraph" style:parent-style-name="Heading_20_2">
      <style:paragraph-properties fo:margin-left="0cm" fo:margin-right="0cm" fo:line-height="120%" fo:text-indent="0cm" style:auto-text-indent="false"/>
      <style:text-properties fo:color="#000000" loext:opacity="100%" fo:font-weight="bold"/>
    </style:style>
    <style:style style:name="P49" style:family="paragraph" style:parent-style-name="Text_20_body">
      <style:paragraph-properties fo:margin-left="0cm" fo:margin-right="0cm" fo:margin-top="0cm" fo:margin-bottom="0cm" style:contextual-spacing="false" style:line-height-at-least="0.635cm" fo:orphans="0" fo:text-indent="0cm" style:auto-text-indent="false"/>
      <style:text-properties style:font-name="Monaco" fo:font-size="10.5pt" fo:letter-spacing="normal" fo:font-weight="normal"/>
    </style:style>
    <style:style style:name="P50" style:family="paragraph" style:parent-style-name="Text_20_body">
      <style:paragraph-properties fo:margin-left="0cm" fo:margin-right="0cm" fo:text-align="end" style:justify-single-word="false" fo:text-indent="0cm" style:auto-text-indent="false"/>
    </style:style>
    <style:style style:name="P51" style:family="paragraph" style:parent-style-name="Text_20_body">
      <style:paragraph-properties fo:margin-left="0cm" fo:margin-right="0.053cm" fo:text-indent="0cm" style:auto-text-indent="false"/>
    </style:style>
    <style:style style:name="P52" style:family="paragraph" style:parent-style-name="Preformatted_20_Text">
      <style:paragraph-properties fo:margin-left="0cm" fo:margin-right="0cm" fo:margin-top="0cm" fo:margin-bottom="0cm" style:contextual-spacing="false" fo:line-height="160%" fo:text-align="start" style:justify-single-word="false" fo:orphans="100" fo:widows="2" fo:text-indent="0cm" style:auto-text-indent="false" fo:padding="0cm" fo:border="none"/>
      <style:text-properties fo:font-variant="normal" fo:text-transform="none" fo:color="#ffffff" loext:opacity="100%" style:font-name="monospace" fo:font-size="14pt" fo:letter-spacing="normal" fo:font-style="normal" fo:font-weight="normal" fo:background-color="#15141f"/>
    </style:style>
    <style:style style:name="P53" style:family="paragraph" style:parent-style-name="Preformatted_20_Text">
      <style:paragraph-properties fo:margin-left="0cm" fo:margin-right="0cm" fo:margin-top="0cm" fo:margin-bottom="0cm" style:contextual-spacing="false" fo:line-height="160%" fo:text-align="start" style:justify-single-word="false" fo:orphans="100" fo:widows="2" fo:text-indent="0cm" style:auto-text-indent="false" fo:padding="0cm" fo:border="none"/>
      <style:text-properties fo:font-variant="normal" fo:text-transform="none" fo:color="#a2a2a6" loext:opacity="100%" fo:letter-spacing="normal" fo:background-color="#15141f"/>
    </style:style>
    <style:style style:name="P54" style:family="paragraph" style:parent-style-name="Text_20_body">
      <style:paragraph-properties fo:margin-left="0cm" fo:margin-right="0cm" fo:margin-top="0cm" fo:margin-bottom="0cm" style:contextual-spacing="false" fo:text-align="center" style:justify-single-word="false" fo:orphans="100" fo:widows="2" fo:text-indent="0cm" style:auto-text-indent="false"/>
      <style:text-properties fo:font-variant="normal" fo:text-transform="none" fo:color="#ffffff" loext:opacity="100%" style:font-name="Apercu" fo:font-size="14pt" fo:letter-spacing="normal" fo:font-style="normal" fo:font-weight="normal"/>
    </style:style>
    <style:style style:name="P55" style:family="paragraph" style:parent-style-name="Text_20_body">
      <style:paragraph-properties fo:margin-left="0cm" fo:margin-right="0cm" fo:margin-top="0cm" fo:margin-bottom="0cm" style:contextual-spacing="false" fo:text-align="start" style:justify-single-word="false" fo:orphans="100" fo:widows="2" fo:text-indent="0cm" style:auto-text-indent="false"/>
      <style:text-properties fo:font-variant="normal" fo:text-transform="none" fo:color="#ffffff" loext:opacity="100%" style:font-name="Apercu" fo:font-size="14pt" fo:letter-spacing="normal" fo:font-style="normal" fo:font-weight="normal" loext:padding="0cm" loext:border="none"/>
    </style:style>
    <style:style style:name="P56" style:family="paragraph" style:parent-style-name="Standard">
      <style:paragraph-properties fo:margin-top="0cm" fo:margin-bottom="0.499cm" style:contextual-spacing="false"/>
    </style:style>
    <style:style style:name="P57" style:family="paragraph" style:parent-style-name="Text_20_body">
      <style:paragraph-properties fo:margin-left="0cm" fo:margin-right="0cm" fo:margin-top="0cm" fo:margin-bottom="0cm" style:contextual-spacing="false" fo:text-indent="0cm" style:auto-text-indent="false" fo:padding="0cm" fo:border="none"/>
      <style:text-properties fo:color="#000000" loext:opacity="100%"/>
    </style:style>
    <style:style style:name="P58" style:family="paragraph" style:parent-style-name="Text_20_body">
      <style:paragraph-properties fo:margin-top="0cm" fo:margin-bottom="0cm" style:contextual-spacing="false"/>
      <style:text-properties fo:color="#000000" loext:opacity="100%"/>
    </style:style>
    <style:style style:name="P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ffffff" loext:opacity="100%" style:font-name="Apercu" fo:font-size="14pt" fo:letter-spacing="normal" fo:font-style="normal" fo:font-weight="normal" loext:padding="0cm" loext:border="none"/>
    </style:style>
    <style:style style:name="P60" style:family="paragraph" style:parent-style-name="Text_20_body">
      <style:paragraph-properties fo:margin-left="0cm" fo:margin-right="0cm" fo:margin-top="0cm" fo:margin-bottom="0cm" style:contextual-spacing="false" fo:line-height="150%" fo:orphans="1" fo:text-indent="0cm" style:auto-text-indent="false"/>
      <style:text-properties fo:color="#000000" loext:opacity="100%" style:font-name="Suisse" loext:padding-left="0.049cm" loext:padding-right="0cm" loext:padding-top="0.049cm" loext:padding-bottom="0.049cm" loext:border-left="0.06pt solid #000000" loext:border-right="none" loext:border-top="0.06pt solid #000000" loext:border-bottom="0.06pt solid #000000"/>
    </style:style>
    <style:style style:name="P61" style:family="paragraph" style:parent-style-name="Text_20_body">
      <style:paragraph-properties fo:margin-left="0cm" fo:margin-right="0cm" fo:margin-top="0cm" fo:margin-bottom="0cm" style:contextual-spacing="false" fo:line-height="150%" fo:orphans="1" fo:text-indent="0cm" style:auto-text-indent="false"/>
      <style:text-properties fo:color="#000000" loext:opacity="100%" fo:font-weight="normal" loext:padding-left="0.049cm" loext:padding-right="0cm" loext:padding-top="0.049cm" loext:padding-bottom="0.049cm" loext:border-left="0.06pt solid #000000" loext:border-right="none" loext:border-top="0.06pt solid #000000" loext:border-bottom="0.06pt solid #000000"/>
    </style:style>
    <style:style style:name="P62" style:family="paragraph" style:parent-style-name="Text_20_body">
      <style:paragraph-properties fo:margin-left="0cm" fo:margin-right="0cm" fo:margin-top="0cm" fo:margin-bottom="0cm" style:contextual-spacing="false" fo:line-height="150%" fo:orphans="1" fo:text-indent="0cm" style:auto-text-indent="false"/>
      <style:text-properties fo:color="#000000" loext:opacity="100%"/>
    </style:style>
    <style:style style:name="P63" style:family="paragraph" style:parent-style-name="Text_20_body" style:list-style-name="L8">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000000" loext:opacity="100%"/>
    </style:style>
    <style:style style:name="P64" style:family="paragraph" style:parent-style-name="Text_20_body">
      <style:paragraph-properties fo:margin-left="0cm" fo:margin-right="0cm" fo:text-align="start" style:justify-single-word="false" fo:orphans="2" fo:widows="2" fo:text-indent="0cm" style:auto-text-indent="false"/>
      <style:text-properties fo:color="#000000" loext:opacity="100%"/>
    </style:style>
    <style:style style:name="P65" style:family="paragraph" style:parent-style-name="Heading_20_3">
      <style:text-properties fo:font-variant="normal" fo:text-transform="none" fo:color="#10162f" loext:opacity="100%" style:font-name="Apercu" fo:font-size="14pt" fo:letter-spacing="normal" fo:font-style="normal" fo:font-weight="bold"/>
    </style:style>
    <style:style style:name="P66" style:family="paragraph" style:parent-style-name="Text_20_body" style:list-style-name="L9">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font-variant="normal" fo:text-transform="none" fo:color="#10162f" loext:opacity="100%" style:font-name="Apercu" fo:font-size="14pt" fo:letter-spacing="normal" fo:font-style="normal" fo:font-weight="normal"/>
    </style:style>
    <style:style style:name="P67" style:family="paragraph" style:parent-style-name="Text_20_body" style:list-style-name="L9">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000000" loext:opacity="100%"/>
    </style:style>
    <style:style style:name="P68" style:family="paragraph" style:parent-style-name="Text_20_body">
      <style:paragraph-properties fo:margin-left="0cm" fo:margin-right="0cm" fo:margin-top="0cm" fo:margin-bottom="0cm" style:contextual-spacing="false" fo:line-height="160%" fo:text-align="start" style:justify-single-word="false" fo:orphans="2" fo:widows="2" fo:text-indent="0cm" style:auto-text-indent="false"/>
      <style:text-properties fo:font-variant="normal" fo:text-transform="none" fo:color="#10162f" loext:opacity="100%" style:font-name="Apercu" fo:font-size="14pt" fo:letter-spacing="normal" fo:font-style="normal" fo:font-weight="normal"/>
    </style:style>
    <style:style style:name="P69" style:family="paragraph" style:parent-style-name="Text_20_body">
      <style:paragraph-properties fo:margin-left="0cm" fo:margin-right="0cm" fo:line-height="120%" fo:text-align="start" style:justify-single-word="false" fo:orphans="2" fo:widows="2" fo:text-indent="0cm" style:auto-text-indent="false"/>
      <style:text-properties fo:font-variant="normal" fo:text-transform="none" fo:color="#10162f" loext:opacity="100%" style:font-name="Apercu" fo:font-size="14pt" fo:letter-spacing="normal" fo:font-style="normal" fo:font-weight="bold" fo:background-color="#ffffff"/>
    </style:style>
    <style:style style:name="P70" style:family="paragraph" style:parent-style-name="Text_20_body" style:list-style-name="L10">
      <style:paragraph-properties fo:margin-left="0cm" fo:margin-right="0cm" fo:margin-top="0cm" fo:margin-bottom="0.247cm" style:contextual-spacing="false" fo:line-height="160%" fo:text-align="start" style:justify-single-word="false" fo:orphans="2" fo:widows="2" fo:text-indent="0cm" style:auto-text-indent="false" fo:padding="0cm" fo:border="none"/>
      <style:text-properties fo:font-variant="normal" fo:text-transform="none" fo:color="#10162f" loext:opacity="100%" style:font-name="Apercu" fo:font-size="14pt" fo:letter-spacing="normal" fo:font-style="normal" fo:font-weight="normal"/>
    </style:style>
    <style:style style:name="P71" style:family="paragraph" style:parent-style-name="Text_20_body" style:list-style-name="L10">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000000" loext:opacity="100%"/>
    </style:style>
    <style:style style:name="P72" style:family="paragraph" style:parent-style-name="Text_20_body" style:list-style-name="L10">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font-variant="normal" fo:text-transform="none" fo:color="#10162f" loext:opacity="100%" style:font-name="Apercu" fo:font-size="14pt" fo:letter-spacing="normal" fo:font-style="normal" fo:font-weight="normal"/>
    </style:style>
    <style:style style:name="P73" style:family="paragraph" style:parent-style-name="Text_20_body">
      <style:paragraph-properties fo:margin-left="0cm" fo:margin-right="0cm" fo:line-height="150%" fo:text-align="end" style:justify-single-word="false" fo:text-indent="0cm" style:auto-text-indent="false"/>
      <style:text-properties fo:color="#000000" loext:opacity="100%" fo:font-weight="bold"/>
    </style:style>
    <style:style style:name="T1" style:family="text">
      <style:text-properties fo:font-family="Monaco, Menlo, 'Ubuntu Mono', 'Droid Sans Mono', Consolas, monospace" fo:background-color="transparent" loext:char-shading-value="0" loext:padding="0cm" loext:border="none"/>
    </style:style>
    <style:style style:name="T2" style:family="text">
      <style:text-properties fo:color="#b3ccff" loext:opacity="100%" fo:font-family="Monaco, Menlo, 'Ubuntu Mono', 'Droid Sans Mono', Consolas, monospace" fo:font-weight="normal" fo:background-color="#211e2f" loext:char-shading-value="0"/>
    </style:style>
    <style:style style:name="T3" style:family="text">
      <style:text-properties fo:color="#ffffff" loext:opacity="100%" fo:font-family="Monaco, Menlo, 'Ubuntu Mono', 'Droid Sans Mono', Consolas, monospace" fo:font-weight="normal" fo:background-color="#211e2f" loext:char-shading-value="0"/>
    </style:style>
    <style:style style:name="T4" style:family="text">
      <style:text-properties fo:color="#ffe083" loext:opacity="100%" fo:font-family="Monaco, Menlo, 'Ubuntu Mono', 'Droid Sans Mono', Consolas, monospace" fo:font-weight="normal" fo:background-color="#211e2f" loext:char-shading-value="0"/>
    </style:style>
    <style:style style:name="T5" style:family="text">
      <style:text-properties style:text-underline-style="solid" style:text-underline-width="auto" style:text-underline-color="font-color" fo:background-color="transparent" loext:char-shading-value="0" loext:padding="0cm" loext:border="none"/>
    </style:style>
    <style:style style:name="T6" style:family="text">
      <style:text-properties fo:font-variant="normal" fo:text-transform="none" fo:color="#10162f" loext:opacity="100%" style:font-name="Apercu" fo:font-size="14pt" fo:letter-spacing="normal" fo:font-style="normal" fo:font-weight="normal"/>
    </style:style>
    <style:style style:name="T7" style:family="text">
      <style:text-properties fo:font-variant="normal" fo:text-transform="none" fo:color="#10162f" loext:opacity="100%" fo:font-family="Monaco, Menlo, 'Ubuntu Mono', 'Droid Sans Mono', Consolas, monospace" fo:font-size="14pt" fo:letter-spacing="normal" fo:font-style="normal" fo:font-weight="normal" loext:padding="0cm" loext:border="none"/>
    </style:style>
    <style:style style:name="T8" style:family="text">
      <style:text-properties fo:font-variant="normal" fo:text-transform="none" fo:color="#10162f" loext:opacity="100%" style:font-name="Apercu" fo:font-size="14pt" fo:letter-spacing="normal" fo:font-style="normal" style:text-underline-style="solid" style:text-underline-width="auto" style:text-underline-color="font-color" fo:font-weight="normal" fo:background-color="transparent" loext:char-shading-value="0" loext:padding="0cm" loext:border="none"/>
    </style:style>
    <style:style style:name="T9" style:family="text">
      <style:text-properties style:font-name="Apercu" fo:font-size="14pt" fo:font-style="normal" fo:font-weight="normal"/>
    </style:style>
    <style:style style:name="T10" style:family="text">
      <style:text-properties fo:font-variant="normal" fo:text-transform="none" fo:color="#b3ccff" loext:opacity="100%" fo:font-family="Monaco, Menlo, 'Ubuntu Mono', 'Droid Sans Mono', Consolas, monospace" fo:font-size="14pt" fo:letter-spacing="normal" fo:font-style="normal" fo:font-weight="normal" fo:background-color="#211e2f" loext:char-shading-value="0"/>
    </style:style>
    <style:style style:name="T11" style:family="text">
      <style:text-properties fo:font-variant="normal" fo:text-transform="none" fo:color="#ffffff" loext:opacity="100%" fo:font-family="Monaco, Menlo, 'Ubuntu Mono', 'Droid Sans Mono', Consolas, monospace" fo:font-size="14pt" fo:letter-spacing="normal" fo:font-style="normal" fo:font-weight="normal" fo:background-color="#211e2f" loext:char-shading-value="0"/>
    </style:style>
    <style:style style:name="T12" style:family="text">
      <style:text-properties fo:font-variant="normal" fo:text-transform="none" fo:color="#ffe083" loext:opacity="100%" fo:font-family="Monaco, Menlo, 'Ubuntu Mono', 'Droid Sans Mono', Consolas, monospace" fo:font-size="14pt" fo:letter-spacing="normal" fo:font-style="normal" fo:font-weight="normal" fo:background-color="#211e2f" loext:char-shading-value="0"/>
    </style:style>
    <style:style style:name="T13" style:family="text">
      <style:text-properties fo:font-variant="normal" fo:text-transform="none" fo:color="#ff8973" loext:opacity="100%" fo:font-family="Monaco, Menlo, 'Ubuntu Mono', 'Droid Sans Mono', Consolas, monospace" fo:font-size="14pt" fo:letter-spacing="normal" fo:font-style="normal" fo:font-weight="normal" fo:background-color="#211e2f" loext:char-shading-value="0"/>
    </style:style>
    <style:style style:name="T14" style:family="text">
      <style:text-properties fo:font-variant="normal" fo:text-transform="none" fo:color="#83fff5" loext:opacity="100%" fo:font-family="Monaco, Menlo, 'Ubuntu Mono', 'Droid Sans Mono', Consolas, monospace" fo:font-size="14pt" fo:letter-spacing="normal" fo:font-style="normal" fo:font-weight="normal" fo:background-color="#211e2f" loext:char-shading-value="0"/>
    </style:style>
    <style:style style:name="T15" style:family="text">
      <style:text-properties fo:font-variant="normal" fo:text-transform="none" fo:color="#939598" loext:opacity="100%" fo:font-family="Monaco, Menlo, 'Ubuntu Mono', 'Droid Sans Mono', Consolas, monospace" fo:font-size="14pt" fo:letter-spacing="normal" fo:font-style="normal" fo:font-weight="normal" fo:background-color="#211e2f" loext:char-shading-value="0"/>
    </style:style>
    <style:style style:name="T16" style:family="text">
      <style:text-properties fo:font-variant="normal" fo:text-transform="none" fo:color="#10162f" loext:opacity="100%" fo:font-family="Monaco, Menlo, 'Ubuntu Mono', 'Droid Sans Mono', Consolas, monospace" fo:font-size="14pt" fo:letter-spacing="normal" fo:font-style="normal" style:text-underline-style="solid" style:text-underline-width="auto" style:text-underline-color="font-color" fo:font-weight="normal" fo:background-color="transparent" loext:char-shading-value="0" loext:padding="0cm" loext:border="none"/>
    </style:style>
    <style:style style:name="T17" style:family="text">
      <style:text-properties fo:font-variant="normal" fo:text-transform="none" fo:color="#ffffff" loext:opacity="100%" style:font-name="Apercu" fo:font-size="14pt" fo:letter-spacing="normal" fo:font-style="normal" style:text-underline-style="solid" style:text-underline-width="auto" style:text-underline-color="font-color" fo:font-weight="normal" fo:background-color="transparent" loext:char-shading-value="0" loext:padding="0cm" loext:border="none"/>
    </style:style>
    <style:style style:name="T18" style:family="text">
      <style:text-properties fo:font-variant="normal" fo:text-transform="none" fo:color="#ffffff" loext:opacity="100%" fo:font-family="Monaco, Menlo, 'Ubuntu Mono', 'Droid Sans Mono', Consolas, monospace" fo:font-size="14pt" fo:letter-spacing="normal" fo:font-style="normal" style:text-underline-style="solid" style:text-underline-width="auto" style:text-underline-color="font-color" fo:font-weight="normal" fo:background-color="transparent" loext:char-shading-value="0" loext:padding="0cm" loext:border="none"/>
    </style:style>
    <style:style style:name="T19" style:family="text">
      <style:text-properties fo:font-variant="normal" fo:text-transform="none" fo:color="#ffffff" loext:opacity="100%" fo:font-family="Monaco, Menlo, 'Ubuntu Mono', 'Droid Sans Mono', Consolas, monospace" fo:font-size="14pt" fo:letter-spacing="normal" fo:font-style="normal" fo:font-weight="normal" fo:background-color="#15141f" loext:char-shading-value="0" loext:padding="0cm" loext:border="none"/>
    </style:style>
    <style:style style:name="T20" style:family="text">
      <style:text-properties fo:font-variant="normal" fo:text-transform="none" fo:color="#ffffff" loext:opacity="100%" style:font-name="Apercu" fo:font-size="14pt" fo:letter-spacing="normal" fo:font-style="normal" fo:font-weight="normal" fo:background-color="#15141f" loext:char-shading-value="0"/>
    </style:style>
    <style:style style:name="T21" style:family="text">
      <style:text-properties fo:font-variant="normal" fo:text-transform="none" fo:color="#ffffff" loext:opacity="100%" style:font-name="Apercu" fo:font-size="14pt" fo:letter-spacing="normal" fo:font-style="normal" fo:font-weight="normal" fo:background-color="#15141f" loext:char-shading-value="0" loext:padding="0cm" loext:border="none"/>
    </style:style>
    <style:style style:name="T22" style:family="text">
      <style:text-properties fo:font-variant="normal" fo:text-transform="none" fo:color="#ffffff" loext:opacity="100%" style:text-line-through-style="none" style:text-line-through-type="none" style:font-name="Apercu" fo:font-size="14pt" fo:letter-spacing="normal" fo:font-style="normal" style:text-underline-style="none" fo:font-weight="normal" style:text-blinking="false" fo:background-color="transparent" loext:char-shading-value="0" loext:padding="0cm" loext:border="none"/>
    </style:style>
    <style:style style:name="T23" style:family="text">
      <style:text-properties fo:color="#b3ccff" loext:opacity="100%"/>
    </style:style>
    <style:style style:name="T24" style:family="text">
      <style:text-properties fo:color="#ffffff" loext:opacity="100%"/>
    </style:style>
    <style:style style:name="T25" style:family="text">
      <style:text-properties fo:color="#ffe083" loext:opacity="100%"/>
    </style:style>
    <style:style style:name="T26" style:family="text">
      <style:text-properties fo:color="#ff8973" loext:opacity="100%"/>
    </style:style>
    <style:style style:name="T27" style:family="text">
      <style:text-properties fo:color="#83fff5" loext:opacity="100%"/>
    </style:style>
    <style:style style:name="T28" style:family="text">
      <style:text-properties fo:font-variant="normal" fo:text-transform="none" fo:color="#ffffff" loext:opacity="100%" fo:letter-spacing="normal" fo:background-color="#211e2f" loext:char-shading-value="0"/>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4"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cm" fo:border="none"/>
    </style:style>
    <style:style style:name="fr5" style:family="graphic" style:parent-style-name="Frame">
      <style:graphic-properties fo:margin-left="0cm" fo:margin-right="0cm" fo:margin-top="0cm" fo:margin-bottom="0cm" style:wrap="run-through" style:number-wrapped-paragraphs="no-limit" style:vertical-pos="from-top" style:vertical-rel="char" style:horizontal-pos="from-left" style:horizontal-rel="char" fo:padding="0cm" fo:border="none"/>
    </style:style>
    <style:style style:name="fr6" style:family="graphic" style:parent-style-name="OLE">
      <style:graphic-properties fo:margin-left="0cm" fo:margin-right="0cm" fo:margin-top="0cm" fo:margin-bottom="0cm" style:vertical-pos="top" style:vertical-rel="baseline" fo:padding="0cm" fo:border="none" draw:frame-display-border="true" draw:ole-draw-aspect="1"/>
    </style:style>
    <style:style style:name="fr7"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75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Frame28" text:anchor-type="page" text:anchor-page-number="1" svg:x="1.323cm" svg:y="0.794cm" svg:width="0.741cm" draw:z-index="31">
        <draw:text-box fo:min-height="0.041cm">
          <text:p text:style-name="P73">1 .</text:p>
        </draw:text-box>
      </draw:frame>
      <draw:frame draw:style-name="fr7" draw:name="Frame30" text:anchor-type="page" text:anchor-page-number="1" svg:x="0.794cm" svg:y="0.794cm" svg:width="0.529cm" draw:z-index="33">
        <draw:text-box fo:min-height="0.529cm">
          <text:p text:style-name="P11"/>
        </draw:text-box>
      </draw:frame>
      <draw:frame draw:style-name="fr7" draw:name="Frame32" text:anchor-type="page" text:anchor-page-number="1" svg:x="1.323cm" svg:y="0.794cm" svg:width="0.741cm" draw:z-index="35">
        <draw:text-box fo:min-height="0.041cm">
          <text:p text:style-name="P73">2 .</text:p>
        </draw:text-box>
      </draw:frame>
      <draw:frame draw:style-name="fr7" draw:name="Frame34" text:anchor-type="page" text:anchor-page-number="1" svg:x="0.794cm" svg:y="0.794cm" svg:width="0.529cm" draw:z-index="40">
        <draw:text-box fo:min-height="0.529cm">
          <text:p text:style-name="P11"/>
        </draw:text-box>
      </draw:frame>
      <draw:frame draw:style-name="fr7" draw:name="Frame36" text:anchor-type="page" text:anchor-page-number="1" svg:x="1.323cm" svg:y="0.794cm" svg:width="0.741cm" draw:z-index="44">
        <draw:text-box fo:min-height="0.041cm">
          <text:p text:style-name="P73">3 .</text:p>
        </draw:text-box>
      </draw:frame>
      <draw:frame draw:style-name="fr7" draw:name="Frame38" text:anchor-type="page" text:anchor-page-number="1" svg:x="0.794cm" svg:y="0.794cm" svg:width="0.529cm" draw:z-index="45">
        <draw:text-box fo:min-height="0.529cm">
          <text:p text:style-name="P11"/>
        </draw:text-box>
      </draw:frame>
      <draw:frame draw:style-name="fr7" draw:name="Frame40" text:anchor-type="page" text:anchor-page-number="1" svg:x="1.323cm" svg:y="0.794cm" svg:width="0.741cm" draw:z-index="46">
        <draw:text-box fo:min-height="0.041cm">
          <text:p text:style-name="P73">4 .</text:p>
        </draw:text-box>
      </draw:frame>
      <draw:frame draw:style-name="fr7" draw:name="Frame41" text:anchor-type="page" text:anchor-page-number="1" svg:x="0.794cm" svg:y="0.794cm" svg:width="0.529cm" draw:z-index="47">
        <draw:text-box fo:min-height="0.529cm">
          <text:p text:style-name="P11"/>
        </draw:text-box>
      </draw:frame>
      <draw:frame draw:style-name="fr7" draw:name="Frame43" text:anchor-type="page" text:anchor-page-number="1" svg:x="1.323cm" svg:y="0.794cm" svg:width="0.741cm" draw:z-index="48">
        <draw:text-box fo:min-height="0.041cm">
          <text:p text:style-name="P73">5 .</text:p>
        </draw:text-box>
      </draw:frame>
      <draw:frame draw:style-name="fr7" draw:name="Frame45" text:anchor-type="page" text:anchor-page-number="1" svg:x="0.794cm" svg:y="0.794cm" svg:width="0.529cm" draw:z-index="49">
        <draw:text-box fo:min-height="0.529cm">
          <text:p text:style-name="P11"/>
        </draw:text-box>
      </draw:frame>
      <draw:frame draw:style-name="fr7" draw:name="Frame46" text:anchor-type="page" text:anchor-page-number="1" svg:x="0cm" svg:y="0cm" svg:width="0.635cm" draw:z-index="64">
        <draw:text-box fo:min-height="11.774cm">
          <text:p text:style-name="P11"/>
        </draw:text-box>
      </draw:frame>
      <draw:frame draw:style-name="fr7" draw:name="Frame60" text:anchor-type="page" text:anchor-page-number="1" svg:x="0cm" svg:y="0cm" svg:width="0.041cm" draw:z-index="66">
        <draw:text-box fo:min-height="0.041cm">
          <text:p text:style-name="P11"/>
        </draw:text-box>
      </draw:frame>
      <draw:frame draw:style-name="fr7" draw:name="Frame61" text:anchor-type="page" text:anchor-page-number="1" svg:x="0cm" svg:y="0cm" svg:width="12.7cm" draw:z-index="70">
        <draw:text-box fo:min-height="0.041cm">
          <text:p text:style-name="P11"/>
        </draw:text-box>
      </draw:frame>
      <draw:frame draw:style-name="fr7" draw:name="Frame71" text:anchor-type="page" text:anchor-page-number="1" svg:x="0.265cm" svg:y="0.926cm" svg:width="0.041cm" draw:z-index="76">
        <draw:text-box fo:min-height="0.041cm">
          <text:p text:style-name="P11"/>
        </draw:text-box>
      </draw:frame>
      <text:h text:style-name="P1" text:outline-level="1">Introduction : Syntaxe JavaScript, partie II</text:h>
      <text:p text:style-name="P2">Dans cette unité, vous apprendrez des aspects supplémentaires du langage JavaScript.</text:p>
      <text:p text:style-name="P3">L'objectif de cette unité est d'apprendre des aspects supplémentaires du langage JavaScript et de commencer à écrire des programmes plus complexes.</text:p>
      <text:p text:style-name="P3">Après cette unité, vous serez capable de :</text:p>
      <text:list text:style-name="L1">
        <text:list-item>
          <text:p text:style-name="P4">Lire et écrire la syntaxe JavaScript pour les tableaux, les boucles, les objets et les itérateurs</text:p>
        </text:list-item>
        <text:list-item>
          <text:p text:style-name="P4">Déboguer le code JavaScript et analyser les messages d'erreur</text:p>
        </text:list-item>
        <text:list-item>
          <text:p text:style-name="P4">Résoudre les défis de code liés à la syntaxe nouvellement apprise</text:p>
        </text:list-item>
      </text:list>
      <text:h text:style-name="P5" text:outline-level="3">Tableaux</text:h>
      <text:p text:style-name="P6">1 min</text:p>
      <text:p text:style-name="P7">L’organisation et le stockage des données sont un concept fondamental de la programmation.</text:p>
      <text:p text:style-name="P7">Dans la vie réelle, nous organisons nos données en créant des listes. Voici une méthode :</text:p>
      <text:p text:style-name="P8"><text:span text:style-name="Source_20_Text"><text:span text:style-name="T1">New Year's Resolutions:</text:span></text:span></text:p>
      <text:p text:style-name="P8"/>
      <text:p text:style-name="P8"><text:span text:style-name="Source_20_Text"><text:span text:style-name="T1">1. Keep a journal </text:span></text:span></text:p>
      <text:p text:style-name="P8"><text:span text:style-name="Source_20_Text"><text:span text:style-name="T1">2. Take a falconry class</text:span></text:span></text:p>
      <text:p text:style-name="P8"><text:span text:style-name="Source_20_Text"><text:span text:style-name="T1">3. Learn to juggle</text:span></text:span></text:p>
      <text:p text:style-name="P7">Écrivons maintenant cette liste en JavaScript, sous forme de <text:span text:style-name="Emphasis">tableau</text:span> :</text:p>
      <text:p text:style-name="P9"><text:span text:style-name="Source_20_Text"><text:span text:style-name="T2">let newYearsResolutions</text:span></text:span><text:span text:style-name="Source_20_Text"><text:span text:style-name="T3"> = [</text:span></text:span><text:span text:style-name="Source_20_Text"><text:span text:style-name="T4">'Keep a journal'</text:span></text:span><text:span text:style-name="Source_20_Text"><text:span text:style-name="T3">, </text:span></text:span><text:span text:style-name="Source_20_Text"><text:span text:style-name="T4">'Take a falconry class'</text:span></text:span><text:span text:style-name="Source_20_Text"><text:span text:style-name="T3">, </text:span></text:span><text:span text:style-name="Source_20_Text"><text:span text:style-name="T4">'Learn to juggle'</text:span></text:span><text:span text:style-name="Source_20_Text"><text:span text:style-name="T3">];</text:span></text:span></text:p>
      <text:p text:style-name="P10"><text:a xlink:type="simple" xlink:href="https://www.codecademy.com/resources/docs/javascript/arrays?page_ref=catalog" office:target-frame-name="_blank" xlink:show="new" text:style-name="Internet_20_link" text:visited-style-name="Visited_20_Internet_20_Link"><draw:frame draw:style-name="fr1" draw:name="Frame2" text:anchor-type="char" svg:x="-264.557cm" svg:width="0.041cm" draw:z-index="4"><draw:text-box fo:min-height="0.041cm"><text:section text:style-name="Sect1" text:name=":rc:"><text:p text:style-name="P11">Aperçu : Documents Chargement de la description du lien</text:p></text:section></draw:text-box></draw:frame><draw:frame draw:style-name="fr1" draw:name="Frame1" text:anchor-type="char" svg:x="-264.557cm" svg:width="0.041cm" draw:z-index="3"><draw:text-box fo:min-height="0.041cm"><text:p text:style-name="P11">Copy to Clipboard</text:p></draw:text-box></draw:frame><text:span text:style-name="T5">Tableaux</text:span></text:a></text:p>
      <text:p text:style-name="P10">sont la méthode JavaScript pour créer des listes. Les tableaux peuvent stocker n'importe quel</text:p>
      <text:p text:style-name="P10"><text:a xlink:type="simple" xlink:href="https://www.codecademy.com/resources/docs/javascript/data-types" office:target-frame-name="_blank" xlink:show="new" text:style-name="Internet_20_link" text:visited-style-name="Visited_20_Internet_20_Link"><draw:frame draw:style-name="fr1" draw:name="Frame3" text:anchor-type="char" svg:x="-264.557cm" svg:width="0.041cm" draw:z-index="5"><draw:text-box fo:min-height="0.041cm"><text:section text:style-name="Sect1" text:name=":re:"><text:p text:style-name="P11">Aperçu : Documents Chargement de la description du lien</text:p></text:section></draw:text-box></draw:frame><text:span text:style-name="T5">types de données</text:span></text:a></text:p>
      <text:p text:style-name="P10">(y compris</text:p>
      <text:p text:style-name="P10"><text:a xlink:type="simple" xlink:href="https://www.codecademy.com/resources/docs/javascript/strings" office:target-frame-name="_blank" xlink:show="new" text:style-name="Internet_20_link" text:visited-style-name="Visited_20_Internet_20_Link"><draw:frame draw:style-name="fr1" draw:name="Frame4" text:anchor-type="char" svg:x="-264.557cm" svg:width="0.041cm" draw:z-index="6"><draw:text-box fo:min-height="0.041cm"><text:section text:style-name="Sect1" text:name=":rg:"><text:p text:style-name="P11">Preview: Docs Strings are any grouping of characters (letters, spaces, numbers, or symbols) surrounded by quotes or backticks.</text:p></text:section></draw:text-box></draw:frame><text:span text:style-name="T5">cordes</text:span></text:a></text:p>
      <text:p text:style-name="P6">, nombres et booléens). Comme les listes, les tableaux sont ordonnés, ce qui signifie que chaque élément a une position numérotée.</text:p>
      <text:p text:style-name="P7">Voici un aperçu des concepts que nous aborderons :</text:p>
      <text:p text:style-name="P9"><text:span text:style-name="Source_20_Text"><text:span text:style-name="T2">let concepts</text:span></text:span><text:span text:style-name="Source_20_Text"><text:span text:style-name="T3"> = [</text:span></text:span><text:span text:style-name="Source_20_Text"><text:span text:style-name="T4">'creating arrays'</text:span></text:span><text:span text:style-name="Source_20_Text"><text:span text:style-name="T3">, </text:span></text:span><text:span text:style-name="Source_20_Text"><text:span text:style-name="T4">'array structures'</text:span></text:span><text:span text:style-name="Source_20_Text"><text:span text:style-name="T3">, </text:span></text:span><text:span text:style-name="Source_20_Text"><text:span text:style-name="T4">'array manipulation'</text:span></text:span><text:span text:style-name="Source_20_Text"><text:span text:style-name="T3">];</text:span></text:span></text:p>
      <text:p text:style-name="P12"><draw:frame draw:style-name="fr1" draw:name="Frame5" text:anchor-type="char" svg:x="-264.557cm" svg:width="0.041cm" draw:z-index="8"><draw:text-box fo:min-height="0.041cm"><text:p text:style-name="P11">Copy to Clipboard</text:p></draw:text-box></draw:frame>À la fin de cette leçon, vous aurez un autre outil à votre disposition qui vous aidera à gérer des blocs de données !</text:p>
      <text:p text:style-name="P10"><text:soft-page-break/></text:p>
      <text:h text:style-name="P13" text:outline-level="3">Créer un tableau</text:h>
      <text:p text:style-name="P14">4 min</text:p>
      <text:p text:style-name="P15"><text:span text:style-name="T6">Une façon de créer un tableau est d'utiliser un </text:span><text:span text:style-name="Emphasis"><text:span text:style-name="T6">littéral de tableau</text:span></text:span><text:span text:style-name="T6"> . Un littéral de tableau crée un tableau en encadrant les éléments entre crochets </text:span><text:span text:style-name="Source_20_Text"><text:span text:style-name="T7">[]</text:span></text:span><text:span text:style-name="T6">. Rappelez-vous de l'exercice précédent :</text:span></text:p>
      <text:p text:style-name="P16"><text:a xlink:type="simple" xlink:href="https://www.codecademy.com/resources/docs/javascript/arrays" office:target-frame-name="_blank" xlink:show="new" text:style-name="Internet_20_link" text:visited-style-name="Visited_20_Internet_20_Link"><draw:frame draw:style-name="fr1" draw:name="Frame6" text:anchor-type="char" svg:x="-264.557cm" svg:width="0.041cm" draw:z-index="9"><draw:text-box fo:min-height="0.041cm"><text:section text:style-name="Sect1" text:name=":r1a:"><text:p text:style-name="P11">Preview: Docs Arrays are lists of ordered, stored data that can be of any data type.</text:p></text:section></draw:text-box></draw:frame><text:span text:style-name="T8">tableaux</text:span></text:a></text:p>
      <text:p text:style-name="P17">peut stocker n'importe quel type de données — nous pouvons avoir un tableau qui contient tous les mêmes</text:p>
      <text:p text:style-name="P16"><text:a xlink:type="simple" xlink:href="https://www.codecademy.com/resources/docs/javascript/data-types" office:target-frame-name="_blank" xlink:show="new" text:style-name="Internet_20_link" text:visited-style-name="Visited_20_Internet_20_Link"><draw:frame draw:style-name="fr1" draw:name="Frame7" text:anchor-type="char" svg:x="-264.557cm" svg:width="0.041cm" draw:z-index="10"><draw:text-box fo:min-height="0.041cm"><text:section text:style-name="Sect1" text:name=":r1c:"><text:p text:style-name="P11">Aperçu : Documents Chargement de la description du lien</text:p></text:section></draw:text-box></draw:frame><text:span text:style-name="T8">types de données</text:span></text:a></text:p>
      <text:p text:style-name="P18"><text:span text:style-name="T9">ou un tableau contenant différents types de données.</text:span></text:p>
      <text:p text:style-name="P19">Examinons de plus près la syntaxe dans l’exemple de tableau :</text:p>
      <text:list text:style-name="L2">
        <text:list-item>
          <text:p text:style-name="P20"><text:span text:style-name="T6">Le tableau est représenté par les crochets </text:span><text:span text:style-name="Source_20_Text"><text:span text:style-name="T7">[]</text:span></text:span><text:span text:style-name="T6">et le contenu à l'intérieur.</text:span></text:p>
        </text:list-item>
        <text:list-item>
          <text:p text:style-name="P20"><text:span text:style-name="T6">Chaque élément de contenu à l'intérieur d'un tableau est appelé un </text:span><text:span text:style-name="Emphasis"><text:span text:style-name="T6">élément</text:span></text:span><text:span text:style-name="T6"> .</text:span></text:p>
        </text:list-item>
        <text:list-item>
          <text:p text:style-name="P21">Il y a trois éléments différents à l'intérieur du tableau.</text:p>
        </text:list-item>
        <text:list-item>
          <text:p text:style-name="P21">Chaque élément à l'intérieur du tableau est un type de données différent.</text:p>
        </text:list-item>
      </text:list>
      <text:p text:style-name="P19">Nous pouvons également enregistrer un tableau dans une variable. Vous avez peut-être remarqué que nous l'avons fait dans l'exercice précédent :</text:p>
      <text:p text:style-name="P22"><text:span text:style-name="Source_20_Text"><text:span text:style-name="T10">let newYearsResolutions</text:span></text:span><text:span text:style-name="Source_20_Text"><text:span text:style-name="T11"> = [</text:span></text:span><text:span text:style-name="Source_20_Text"><text:span text:style-name="T12">'Keep a journal'</text:span></text:span><text:span text:style-name="Source_20_Text"><text:span text:style-name="T11">, </text:span></text:span><text:span text:style-name="Source_20_Text"><text:span text:style-name="T12">'Take a falconry class'</text:span></text:span><text:span text:style-name="Source_20_Text"><text:span text:style-name="T11">, </text:span></text:span><text:span text:style-name="Source_20_Text"><text:span text:style-name="T12">'Learn to juggle'</text:span></text:span><text:span text:style-name="Source_20_Text"><text:span text:style-name="T11">];</text:span></text:span></text:p>
      <text:p text:style-name="P23"/>
      <text:h text:style-name="P13" text:outline-level="3">Accéder aux éléments</text:h>
      <text:p text:style-name="P14">7 minutes</text:p>
      <text:p text:style-name="P24"><text:span text:style-name="T6">Chaque élément d'un tableau possède une position numérotée appelée </text:span><text:span text:style-name="Emphasis"><text:span text:style-name="T6">index</text:span></text:span><text:span text:style-name="T6"> . On peut accéder à chaque élément individuellement grâce à son index, ce qui revient à référencer un élément d'une liste en fonction de sa position.</text:span></text:p>
      <text:p text:style-name="P15"><text:soft-page-break/><text:span text:style-name="T6">En JavaScript, les tableaux sont </text:span><text:span text:style-name="Emphasis"><text:span text:style-name="T6">indexés à zéro</text:span></text:span><text:span text:style-name="T6"> , ce qui signifie que les positions commencent à partir </text:span><text:span text:style-name="Source_20_Text"><text:span text:style-name="T7">0</text:span></text:span><text:span text:style-name="T6">de </text:span><text:span text:style-name="Source_20_Text"><text:span text:style-name="T7">1</text:span></text:span><text:span text:style-name="T6">. Par conséquent, le premier élément d'un tableau sera à la position </text:span><text:span text:style-name="Source_20_Text"><text:span text:style-name="T7">0</text:span></text:span><text:span text:style-name="T6">. Voyons comment accéder à un élément d'un tableau :</text:span></text:p>
      <text:p text:style-name="P25"><draw:frame draw:style-name="fr2" draw:name="Image2" text:anchor-type="as-char" svg:width="2cm" svg:height="1cm" draw:z-index="7"><draw:image xlink:href="https://content.codecademy.com/courses/learn-javascript-arrays/array%20indices.svg" xlink:type="simple" xlink:show="embed" xlink:actuate="onLoad"/><svg:title>Diagramme décrivant comment accéder à la propriété d'un tableau à l'aide de l'index de l'élément</svg:title></draw:frame></text:p>
      <text:p text:style-name="P19">Dans l'extrait de code ci-dessus :</text:p>
      <text:list text:style-name="L3">
        <text:list-item>
          <text:p text:style-name="P26"><text:span text:style-name="Source_20_Text"><text:span text:style-name="T7">cities</text:span></text:span><text:span text:style-name="T6">est un tableau qui a trois éléments.</text:span></text:p>
        </text:list-item>
        <text:list-item>
          <text:p text:style-name="P26"><text:span text:style-name="T6">Nous utilisons la notation entre crochets, </text:span><text:span text:style-name="Source_20_Text"><text:span text:style-name="T7">[]</text:span></text:span><text:span text:style-name="T6">avec l'index après le nom du tableau pour accéder à l'élément.</text:span></text:p>
        </text:list-item>
        <text:list-item>
          <text:p text:style-name="P26"><text:span text:style-name="Source_20_Text"><text:span text:style-name="T7">cities[0]</text:span></text:span><text:span text:style-name="T6">accédera à l'élément indexé </text:span><text:span text:style-name="Source_20_Text"><text:span text:style-name="T7">0</text:span></text:span><text:span text:style-name="T6">dans le tableau </text:span><text:span text:style-name="Source_20_Text"><text:span text:style-name="T7">cities</text:span></text:span><text:span text:style-name="T6">. On peut considérer cela </text:span><text:span text:style-name="Source_20_Text"><text:span text:style-name="T7">cities[0]</text:span></text:span><text:span text:style-name="T6">comme un accès à l'espace mémoire contenant la chaîne </text:span><text:span text:style-name="Source_20_Text"><text:span text:style-name="T7">'New York'</text:span></text:span><text:span text:style-name="T6">.</text:span></text:p>
        </text:list-item>
      </text:list>
      <text:p text:style-name="P19">Vous pouvez également accéder à des caractères individuels d'une chaîne en utilisant la notation entre crochets et l'index. Par exemple, vous pouvez écrire :</text:p>
      <text:p text:style-name="P22"><text:span text:style-name="Source_20_Text"><text:span text:style-name="T10">const hello</text:span></text:span><text:span text:style-name="Source_20_Text"><text:span text:style-name="T11"> = </text:span></text:span><text:span text:style-name="Source_20_Text"><text:span text:style-name="T12">'Hello World'</text:span></text:span><text:span text:style-name="Source_20_Text"><text:span text:style-name="T11">;</text:span></text:span></text:p>
      <text:p text:style-name="P22"><text:span text:style-name="Source_20_Text"><text:span text:style-name="T13">console</text:span></text:span><text:span text:style-name="Source_20_Text"><text:span text:style-name="T11">.</text:span></text:span><text:span text:style-name="Source_20_Text"><text:span text:style-name="T14">log</text:span></text:span><text:span text:style-name="Source_20_Text"><text:span text:style-name="T11">(</text:span></text:span><text:span text:style-name="Source_20_Text"><text:span text:style-name="T13">hello</text:span></text:span><text:span text:style-name="Source_20_Text"><text:span text:style-name="T11">[</text:span></text:span><text:span text:style-name="Source_20_Text"><text:span text:style-name="T13">6</text:span></text:span><text:span text:style-name="Source_20_Text"><text:span text:style-name="T11">]);</text:span></text:span></text:p>
      <text:p text:style-name="P22"><text:span text:style-name="Source_20_Text"><text:span text:style-name="T15">// Output: W</text:span></text:span></text:p>
      <text:p text:style-name="P15"><draw:frame draw:style-name="fr1" draw:name="Frame8" text:anchor-type="char" svg:x="-264.557cm" svg:width="0.041cm" draw:z-index="11"><draw:text-box fo:min-height="0.041cm"><text:p text:style-name="P11">Copy to Clipboard</text:p></draw:text-box></draw:frame><text:span text:style-name="T6">La console s'affichera </text:span><text:span text:style-name="Source_20_Text"><text:span text:style-name="T7">W</text:span></text:span><text:span text:style-name="T6">car c'est le personnage qui est à l'index </text:span><text:span text:style-name="Source_20_Text"><text:span text:style-name="T7">6</text:span></text:span><text:span text:style-name="T6">.</text:span></text:p>
      <text:h text:style-name="P13" text:outline-level="3">Mettre à jour les éléments</text:h>
      <text:p text:style-name="P14">2 min</text:p>
      <text:p text:style-name="P19">Dans l'exercice précédent, vous avez appris à accéder aux éléments d'un tableau ou d'une chaîne à l'aide d'un index. Une fois que vous avez accès à un élément d'un tableau, vous pouvez mettre à jour sa valeur.</text:p>
      <text:p text:style-name="P22"><text:span text:style-name="Source_20_Text"><text:span text:style-name="T10">let seasons</text:span></text:span><text:span text:style-name="Source_20_Text"><text:span text:style-name="T11"> = [</text:span></text:span><text:span text:style-name="Source_20_Text"><text:span text:style-name="T12">'Winter'</text:span></text:span><text:span text:style-name="Source_20_Text"><text:span text:style-name="T11">, </text:span></text:span><text:span text:style-name="Source_20_Text"><text:span text:style-name="T12">'Spring'</text:span></text:span><text:span text:style-name="Source_20_Text"><text:span text:style-name="T11">, </text:span></text:span><text:span text:style-name="Source_20_Text"><text:span text:style-name="T12">'Summer'</text:span></text:span><text:span text:style-name="Source_20_Text"><text:span text:style-name="T11">, </text:span></text:span><text:span text:style-name="Source_20_Text"><text:span text:style-name="T12">'Fall'</text:span></text:span><text:span text:style-name="Source_20_Text"><text:span text:style-name="T11">];</text:span></text:span></text:p>
      <text:p text:style-name="P22"><text:span text:style-name="Source_20_Text"><text:span text:style-name="T13">seasons</text:span></text:span><text:span text:style-name="Source_20_Text"><text:span text:style-name="T11">[</text:span></text:span><text:span text:style-name="Source_20_Text"><text:span text:style-name="T13">3</text:span></text:span><text:span text:style-name="Source_20_Text"><text:span text:style-name="T11">] = </text:span></text:span><text:span text:style-name="Source_20_Text"><text:span text:style-name="T12">'Autumn'</text:span></text:span><text:span text:style-name="Source_20_Text"><text:span text:style-name="T11">;</text:span></text:span></text:p>
      <text:p text:style-name="P22"><text:soft-page-break/><text:span text:style-name="Source_20_Text"><text:span text:style-name="T13">console</text:span></text:span><text:span text:style-name="Source_20_Text"><text:span text:style-name="T11">.</text:span></text:span><text:span text:style-name="Source_20_Text"><text:span text:style-name="T14">log</text:span></text:span><text:span text:style-name="Source_20_Text"><text:span text:style-name="T11">(</text:span></text:span><text:span text:style-name="Source_20_Text"><text:span text:style-name="T13">seasons</text:span></text:span><text:span text:style-name="Source_20_Text"><text:span text:style-name="T11">); </text:span></text:span></text:p>
      <text:p text:style-name="P22"><text:span text:style-name="Source_20_Text"><text:span text:style-name="T15">//Output: ['Winter', 'Spring', 'Summer', 'Autumn']</text:span></text:span></text:p>
      <text:p text:style-name="P15"><draw:frame draw:style-name="fr1" draw:name="Frame9" text:anchor-type="char" svg:x="-264.557cm" svg:width="0.041cm" draw:z-index="12"><draw:text-box fo:min-height="0.041cm"><text:p text:style-name="P11">Copy to Clipboard</text:p></draw:text-box></draw:frame><text:span text:style-name="T6">Dans l’exemple ci-dessus, le </text:span><text:span text:style-name="Source_20_Text"><text:span text:style-name="T7">seasons</text:span></text:span><text:span text:style-name="T6">tableau contenait les noms des quatre saisons.</text:span></text:p>
      <text:p text:style-name="P15"><text:span text:style-name="T6">Cependant, nous avons décidé que nous préférions dire </text:span><text:span text:style-name="Source_20_Text"><text:span text:style-name="T7">'Autumn'</text:span></text:span><text:span text:style-name="T6">au lieu de </text:span><text:span text:style-name="Source_20_Text"><text:span text:style-name="T7">'Fall'</text:span></text:span><text:span text:style-name="T6">.</text:span></text:p>
      <text:p text:style-name="P15"><text:span text:style-name="T6">La ligne </text:span><text:span text:style-name="Source_20_Text"><text:span text:style-name="T7">seasons[3] = 'Autumn';</text:span></text:span><text:span text:style-name="T6">indique à notre programme de modifier l'élément à l'index 3 du </text:span><text:span text:style-name="Source_20_Text"><text:span text:style-name="T7">seasons</text:span></text:span><text:span text:style-name="T6">tableau pour qu'il soit </text:span><text:span text:style-name="Source_20_Text"><text:span text:style-name="T7">'Autumn'</text:span></text:span><text:span text:style-name="T6">à la place de ce qui est déjà là.</text:span></text:p>
      <text:h text:style-name="P13" text:outline-level="3">Tableaux avec let et const</text:h>
      <text:p text:style-name="P14">8 minutes</text:p>
      <text:p text:style-name="P19">Vous vous souviendrez peut-être que vous pouvez déclarer</text:p>
      <text:p text:style-name="P16"><text:a xlink:type="simple" xlink:href="https://www.codecademy.com/resources/docs/javascript/variables?page_ref=catalog" office:target-frame-name="_blank" xlink:show="new" text:style-name="Internet_20_link" text:visited-style-name="Visited_20_Internet_20_Link"><draw:frame draw:style-name="fr1" draw:name="Frame10" text:anchor-type="char" svg:x="-264.557cm" svg:width="0.041cm" draw:z-index="13"><draw:text-box fo:min-height="0.041cm"><text:section text:style-name="Sect1" text:name=":r3p:"><text:p text:style-name="P11">Preview: Docs Variables are used to store a piece of data at a named location in memory.</text:p></text:section></draw:text-box></draw:frame><text:span text:style-name="T8">variables</text:span></text:a></text:p>
      <text:p text:style-name="P16"><text:span text:style-name="T6">avec les mots-clés « » </text:span><text:span text:style-name="Source_20_Text"><text:span text:style-name="T7">let</text:span></text:span><text:span text:style-name="T6">et «</text:span><text:span text:style-name="Source_20_Text"><text:span text:style-name="T7">const</text:span></text:span><text:span text:style-name="T6"> ». Les variables déclarées avec </text:span><text:span text:style-name="Source_20_Text"><text:span text:style-name="T7">let</text:span></text:span><text:span text:style-name="T6">peuvent être réaffectées.</text:span></text:p>
      <text:p text:style-name="P15"><text:span text:style-name="T6">Les variables déclarées avec le </text:span><text:span text:style-name="Source_20_Text"><text:span text:style-name="T7">const</text:span></text:span><text:span text:style-name="T6">mot-clé ne peuvent pas être réaffectées. En revanche, les éléments d'un tableau déclaré avec </text:span><text:span text:style-name="Source_20_Text"><text:span text:style-name="T7">const</text:span></text:span><text:span text:style-name="T6">restent modifiables. Cela signifie que nous pouvons modifier le contenu d'un </text:span><text:span text:style-name="Source_20_Text"><text:span text:style-name="T7">const</text:span></text:span><text:span text:style-name="T6">tableau, mais ne pouvons pas réaffecter un nouveau tableau ni une valeur différente.</text:span></text:p>
      <text:p text:style-name="P15"><text:span text:style-name="T6">Les instructions ci-dessous illustreront ce concept plus clairement. Soyez attentif aux similitudes et aux différences entre les </text:span><text:span text:style-name="Source_20_Text"><text:span text:style-name="T7">condiments</text:span></text:span><text:span text:style-name="T6">tableaux </text:span><text:span text:style-name="Source_20_Text"><text:span text:style-name="T7">utensils</text:span></text:span><text:span text:style-name="T6">au fur et à mesure de vos étapes.</text:span></text:p>
      <text:h text:style-name="P13" text:outline-level="3">La propriété .length</text:h>
      <text:p text:style-name="P14">2 min</text:p>
      <text:p text:style-name="P15"><text:span text:style-name="T6">L'une des propriétés intégrées d'un tableau est « » </text:span><text:span text:style-name="Source_20_Text"><text:span text:style-name="T7">length</text:span></text:span><text:span text:style-name="T6">et renvoie le nombre d'éléments du tableau. Nous accédons à la</text:span></text:p>
      <text:p text:style-name="P16"><text:a xlink:type="simple" xlink:href="https://www.codecademy.com/resources/docs/javascript/strings/length?page_ref=catalog" office:target-frame-name="_blank" xlink:show="new" text:style-name="Internet_20_link" text:visited-style-name="Visited_20_Internet_20_Link"><draw:frame draw:style-name="fr1" draw:name="Frame11" text:anchor-type="char" svg:x="-264.557cm" svg:width="0.041cm" draw:z-index="14"><draw:text-box fo:min-height="0.041cm"><text:section text:style-name="Sect1" text:name=":r4t:"><text:p text:style-name="P11">Preview: Docs Loading link description</text:p></text:section></draw:text-box></draw:frame><text:soft-page-break/><text:span text:style-name="Source_20_Text"><text:span text:style-name="T16">.length</text:span></text:span></text:a></text:p>
      <text:p text:style-name="P14">Propriété, comme pour les chaînes. Consultez l'exemple ci-dessous :</text:p>
      <text:p text:style-name="P22"><text:span text:style-name="Source_20_Text"><text:span text:style-name="T10">const newYearsResolutions</text:span></text:span><text:span text:style-name="Source_20_Text"><text:span text:style-name="T11"> = [</text:span></text:span><text:span text:style-name="Source_20_Text"><text:span text:style-name="T12">'Keep a journal'</text:span></text:span><text:span text:style-name="Source_20_Text"><text:span text:style-name="T11">, </text:span></text:span><text:span text:style-name="Source_20_Text"><text:span text:style-name="T12">'Take a falconry class'</text:span></text:span><text:span text:style-name="Source_20_Text"><text:span text:style-name="T11">];</text:span></text:span></text:p>
      <text:p text:style-name="P22"><text:span text:style-name="Source_20_Text"><text:span text:style-name="T13">console</text:span></text:span><text:span text:style-name="Source_20_Text"><text:span text:style-name="T11">.</text:span></text:span><text:span text:style-name="Source_20_Text"><text:span text:style-name="T14">log</text:span></text:span><text:span text:style-name="Source_20_Text"><text:span text:style-name="T11">(</text:span></text:span><text:span text:style-name="Source_20_Text"><text:span text:style-name="T13">newYearsResolutions</text:span></text:span><text:span text:style-name="Source_20_Text"><text:span text:style-name="T11">.</text:span></text:span><text:span text:style-name="Source_20_Text"><text:span text:style-name="T14">length</text:span></text:span><text:span text:style-name="Source_20_Text"><text:span text:style-name="T11">);</text:span></text:span></text:p>
      <text:p text:style-name="P22"><text:span text:style-name="Source_20_Text"><text:span text:style-name="T15">// Output: 2</text:span></text:span></text:p>
      <text:p text:style-name="P15"><draw:frame draw:style-name="fr1" draw:name="Frame12" text:anchor-type="char" svg:x="-264.557cm" svg:width="0.041cm" draw:z-index="15"><draw:text-box fo:min-height="0.041cm"><text:p text:style-name="P11">Copy to Clipboard</text:p></draw:text-box></draw:frame><text:span text:style-name="T6">Dans l'exemple ci-dessus, nous nous connectons </text:span><text:span text:style-name="Source_20_Text"><text:span text:style-name="T7">newYearsResolutions.length</text:span></text:span><text:span text:style-name="T6">à la console en suivant les étapes suivantes :</text:span></text:p>
      <text:list text:style-name="L4">
        <text:list-item>
          <text:p text:style-name="P27"><text:span text:style-name="T6">Nous utilisons </text:span><text:span text:style-name="Emphasis"><text:span text:style-name="T6">la notation par points</text:span></text:span><text:span text:style-name="T6"> , en enchaînant un point avec le nom de la propriété au tableau, pour accéder à la </text:span><text:span text:style-name="Source_20_Text"><text:span text:style-name="T7">length</text:span></text:span><text:span text:style-name="T6">propriété du </text:span><text:span text:style-name="Source_20_Text"><text:span text:style-name="T7">newYearsResolutions</text:span></text:span><text:span text:style-name="T6">tableau.</text:span></text:p>
        </text:list-item>
        <text:list-item>
          <text:p text:style-name="P27"><text:span text:style-name="T6">Ensuite, nous enregistrons le </text:span><text:span text:style-name="Source_20_Text"><text:span text:style-name="T7">length</text:span></text:span><text:span text:style-name="T6">dans </text:span><text:span text:style-name="Source_20_Text"><text:span text:style-name="T7">newYearsResolution</text:span></text:span><text:span text:style-name="T6">la console.</text:span></text:p>
        </text:list-item>
        <text:list-item>
          <text:p text:style-name="P27"><text:span text:style-name="T6">Puisqu'il </text:span><text:span text:style-name="Source_20_Text"><text:span text:style-name="T7">newYearsResolution</text:span></text:span><text:span text:style-name="T6">comporte deux éléments, </text:span><text:span text:style-name="Source_20_Text"><text:span text:style-name="T7">2</text:span></text:span><text:span text:style-name="T6">il sera enregistré dans la console.</text:span></text:p>
        </text:list-item>
      </text:list>
      <text:p text:style-name="P15"><text:span text:style-name="T6">Lorsque nous voulons savoir combien d’éléments se trouvent dans un tableau, nous pouvons accéder à la </text:span><text:span text:style-name="Source_20_Text"><text:span text:style-name="T7">.length</text:span></text:span><text:span text:style-name="T6">propriété.</text:span></text:p>
      <text:h text:style-name="P13" text:outline-level="3">La méthode .push()</text:h>
      <text:p text:style-name="P14">3 minutes</text:p>
      <text:p text:style-name="P19">Découvrons quelques fonctionnalités intégrées de JavaScript</text:p>
      <text:p text:style-name="P16"><text:a xlink:type="simple" xlink:href="https://www.codecademy.com/resources/docs/javascript/methods" office:target-frame-name="_blank" xlink:show="new" text:style-name="Internet_20_link" text:visited-style-name="Visited_20_Internet_20_Link"><draw:frame draw:style-name="fr1" draw:name="Frame13" text:anchor-type="char" svg:x="-264.557cm" svg:width="0.041cm" draw:z-index="16"><draw:text-box fo:min-height="0.041cm"><text:section text:style-name="Sect1" text:name=":r5i:"><text:p text:style-name="P11">Aperçu : Documents Chargement de la description du lien</text:p></text:section></draw:text-box></draw:frame><text:span text:style-name="T8">méthodes</text:span></text:a></text:p>
      <text:p text:style-name="P14">qui facilitent l'utilisation des tableaux. Ces méthodes sont spécifiquement appelées sur les tableaux pour simplifier les tâches courantes, comme l'ajout et la suppression d'éléments.</text:p>
      <text:p text:style-name="P19">Une méthode,</text:p>
      <text:p text:style-name="P16"><text:a xlink:type="simple" xlink:href="https://www.codecademy.com/resources/docs/javascript/arrays/push?page_ref=catalog" office:target-frame-name="_blank" xlink:show="new" text:style-name="Internet_20_link" text:visited-style-name="Visited_20_Internet_20_Link"><draw:frame draw:style-name="fr1" draw:name="Frame14" text:anchor-type="char" svg:x="-264.557cm" svg:width="0.041cm" draw:z-index="17"><draw:text-box fo:min-height="0.041cm"><text:section text:style-name="Sect1" text:name=":r5k:"><text:p text:style-name="P11">Preview: Docs Adds one or more elements to the end of the array and returns the new length.</text:p></text:section></draw:text-box></draw:frame><text:span text:style-name="Source_20_Text"><text:span text:style-name="T16">.push()</text:span></text:span><text:span text:style-name="T8">,</text:span></text:a></text:p>
      <text:p text:style-name="P14">Permet d'ajouter des éléments à la fin d'un tableau. Voici un exemple d'utilisation :</text:p>
      <text:p text:style-name="P22"><text:soft-page-break/><text:span text:style-name="Source_20_Text"><text:span text:style-name="T10">const itemTracker</text:span></text:span><text:span text:style-name="Source_20_Text"><text:span text:style-name="T11"> = [</text:span></text:span><text:span text:style-name="Source_20_Text"><text:span text:style-name="T12">'item 0'</text:span></text:span><text:span text:style-name="Source_20_Text"><text:span text:style-name="T11">, </text:span></text:span><text:span text:style-name="Source_20_Text"><text:span text:style-name="T12">'item 1'</text:span></text:span><text:span text:style-name="Source_20_Text"><text:span text:style-name="T11">, </text:span></text:span><text:span text:style-name="Source_20_Text"><text:span text:style-name="T12">'item 2'</text:span></text:span><text:span text:style-name="Source_20_Text"><text:span text:style-name="T11">];</text:span></text:span></text:p>
      <text:p text:style-name="P22"><text:span text:style-name="Source_20_Text"><text:span text:style-name="T13">itemTracker</text:span></text:span><text:span text:style-name="Source_20_Text"><text:span text:style-name="T11">.</text:span></text:span><text:span text:style-name="Source_20_Text"><text:span text:style-name="T14">push</text:span></text:span><text:span text:style-name="Source_20_Text"><text:span text:style-name="T11">(</text:span></text:span><text:span text:style-name="Source_20_Text"><text:span text:style-name="T12">'item 3'</text:span></text:span><text:span text:style-name="Source_20_Text"><text:span text:style-name="T11">, </text:span></text:span><text:span text:style-name="Source_20_Text"><text:span text:style-name="T12">'item 4'</text:span></text:span><text:span text:style-name="Source_20_Text"><text:span text:style-name="T11">);</text:span></text:span></text:p>
      <text:p text:style-name="P22"><text:span text:style-name="Source_20_Text"><text:span text:style-name="T13">console</text:span></text:span><text:span text:style-name="Source_20_Text"><text:span text:style-name="T11">.</text:span></text:span><text:span text:style-name="Source_20_Text"><text:span text:style-name="T14">log</text:span></text:span><text:span text:style-name="Source_20_Text"><text:span text:style-name="T11">(</text:span></text:span><text:span text:style-name="Source_20_Text"><text:span text:style-name="T13">itemTracker</text:span></text:span><text:span text:style-name="Source_20_Text"><text:span text:style-name="T11">); </text:span></text:span></text:p>
      <text:p text:style-name="P22"><text:span text:style-name="Source_20_Text"><text:span text:style-name="T15">// Output: ['item 0', 'item 1', 'item 2', 'item 3', 'item 4'];</text:span></text:span></text:p>
      <text:p text:style-name="P15"><draw:frame draw:style-name="fr1" draw:name="Frame15" text:anchor-type="char" svg:x="-264.557cm" svg:width="0.041cm" draw:z-index="18"><draw:text-box fo:min-height="0.041cm"><text:p text:style-name="P11">Copy to Clipboard</text:p></draw:text-box></draw:frame><text:span text:style-name="T6">Alors, comment ça </text:span><text:span text:style-name="Source_20_Text"><text:span text:style-name="T7">.push()</text:span></text:span><text:span text:style-name="T6">marche ?</text:span></text:p>
      <text:list text:style-name="L5">
        <text:list-item>
          <text:p text:style-name="P28"><text:span text:style-name="T6">Nous accédons à la </text:span><text:span text:style-name="Source_20_Text"><text:span text:style-name="T7">push</text:span></text:span><text:span text:style-name="T6">méthode en utilisant la notation par points, en nous connectant </text:span><text:span text:style-name="Source_20_Text"><text:span text:style-name="T7">push</text:span></text:span><text:span text:style-name="T6">avec </text:span><text:span text:style-name="Source_20_Text"><text:span text:style-name="T7">itemTracker</text:span></text:span><text:span text:style-name="T6">un point.</text:span></text:p>
        </text:list-item>
        <text:list-item>
          <text:p text:style-name="P28"><text:span text:style-name="T6">On l'appelle alors une fonction, car </text:span><text:span text:style-name="Source_20_Text"><text:span text:style-name="T7">.push()</text:span></text:span><text:span text:style-name="T6">c'est une fonction que JavaScript permet d'utiliser directement sur un tableau.</text:span></text:p>
        </text:list-item>
        <text:list-item>
          <text:p text:style-name="P28"><text:span text:style-name="Source_20_Text"><text:span text:style-name="T7">.push()</text:span></text:span><text:span text:style-name="T6">peut prendre un seul argument ou plusieurs arguments séparés par des virgules. Dans ce cas, nous ajoutons deux éléments : </text:span><text:span text:style-name="Source_20_Text"><text:span text:style-name="T7">'item 3'</text:span></text:span><text:span text:style-name="T6">et </text:span><text:span text:style-name="Source_20_Text"><text:span text:style-name="T7">'item 4'</text:span></text:span><text:span text:style-name="T6">à </text:span><text:span text:style-name="Source_20_Text"><text:span text:style-name="T7">itemTracker</text:span></text:span><text:span text:style-name="T6">.</text:span></text:p>
        </text:list-item>
        <text:list-item>
          <text:p text:style-name="P28"><text:span text:style-name="T6">Notez que </text:span><text:span text:style-name="Source_20_Text"><text:span text:style-name="T7">.push()</text:span></text:span><text:span text:style-name="T6">change, ou </text:span><text:span text:style-name="Emphasis"><text:span text:style-name="T6">mute</text:span></text:span><text:span text:style-name="T6"> , </text:span><text:span text:style-name="Source_20_Text"><text:span text:style-name="T7">itemTracker</text:span></text:span><text:span text:style-name="T6">. Vous pourriez également voir </text:span><text:span text:style-name="Source_20_Text"><text:span text:style-name="T7">.push()</text:span></text:span><text:span text:style-name="T6">cette méthode comme étant une méthode de tableau </text:span><text:span text:style-name="Emphasis"><text:span text:style-name="T6">destructive</text:span></text:span><text:span text:style-name="T6"> , car elle modifie le tableau initial.</text:span></text:p>
        </text:list-item>
      </text:list>
      <text:p text:style-name="P15"><text:span text:style-name="T6">Si vous recherchez une méthode qui va muter un tableau en y ajoutant des éléments, alors </text:span><text:span text:style-name="Source_20_Text"><text:span text:style-name="T7">.push()</text:span></text:span><text:span text:style-name="T6">c'est la méthode qu'il vous faut !</text:span></text:p>
      <text:h text:style-name="P13" text:outline-level="3">La méthode .pop()</text:h>
      <text:p text:style-name="P14">2 min</text:p>
      <text:p text:style-name="P19">Une autre méthode de tableau,</text:p>
      <text:p text:style-name="P16"><text:a xlink:type="simple" xlink:href="https://www.codecademy.com/resources/docs/javascript/arrays/pop?page_ref=catalog" office:target-frame-name="_blank" xlink:show="new" text:style-name="Internet_20_link" text:visited-style-name="Visited_20_Internet_20_Link"><draw:frame draw:style-name="fr1" draw:name="Frame16" text:anchor-type="char" svg:x="-264.557cm" svg:width="0.041cm" draw:z-index="19"><draw:text-box fo:min-height="0.041cm"><text:section text:style-name="Sect1" text:name=":r6i:"><text:p text:style-name="P11">Preview: Docs Removes the last element of an array, decrements the array length, and returns the value that it removed.</text:p></text:section></draw:text-box></draw:frame><text:span text:style-name="Source_20_Text"><text:span text:style-name="T16">.pop()</text:span></text:span></text:a></text:p>
      <text:p text:style-name="P14">, supprime le dernier élément d'un tableau.</text:p>
      <text:p text:style-name="P22"><text:span text:style-name="Source_20_Text"><text:span text:style-name="T10">const newItemTracker</text:span></text:span><text:span text:style-name="Source_20_Text"><text:span text:style-name="T11"> = [</text:span></text:span><text:span text:style-name="Source_20_Text"><text:span text:style-name="T12">'item 0'</text:span></text:span><text:span text:style-name="Source_20_Text"><text:span text:style-name="T11">, </text:span></text:span><text:span text:style-name="Source_20_Text"><text:span text:style-name="T12">'item 1'</text:span></text:span><text:span text:style-name="Source_20_Text"><text:span text:style-name="T11">, </text:span></text:span><text:span text:style-name="Source_20_Text"><text:span text:style-name="T12">'item 2'</text:span></text:span><text:span text:style-name="Source_20_Text"><text:span text:style-name="T11">];</text:span></text:span></text:p>
      <text:p text:style-name="P22"><text:span text:style-name="Source_20_Text"><text:span text:style-name="T10">const removed</text:span></text:span><text:span text:style-name="Source_20_Text"><text:span text:style-name="T11"> = </text:span></text:span><text:span text:style-name="Source_20_Text"><text:span text:style-name="T13">newItemTracker</text:span></text:span><text:span text:style-name="Source_20_Text"><text:span text:style-name="T11">.</text:span></text:span><text:span text:style-name="Source_20_Text"><text:span text:style-name="T14">pop</text:span></text:span><text:span text:style-name="Source_20_Text"><text:span text:style-name="T11">();</text:span></text:span></text:p>
      <text:p text:style-name="P22"><text:span text:style-name="Source_20_Text"><text:span text:style-name="T13">console</text:span></text:span><text:span text:style-name="Source_20_Text"><text:span text:style-name="T11">.</text:span></text:span><text:span text:style-name="Source_20_Text"><text:span text:style-name="T14">log</text:span></text:span><text:span text:style-name="Source_20_Text"><text:span text:style-name="T11">(</text:span></text:span><text:span text:style-name="Source_20_Text"><text:span text:style-name="T13">newItemTracker</text:span></text:span><text:span text:style-name="Source_20_Text"><text:span text:style-name="T11">); </text:span></text:span></text:p>
      <text:p text:style-name="P22"><text:span text:style-name="Source_20_Text"><text:span text:style-name="T15">// Output: [ 'item 0', 'item 1' ]</text:span></text:span></text:p>
      <text:p text:style-name="P22"><text:span text:style-name="Source_20_Text"><text:span text:style-name="T13">console</text:span></text:span><text:span text:style-name="Source_20_Text"><text:span text:style-name="T11">.</text:span></text:span><text:span text:style-name="Source_20_Text"><text:span text:style-name="T14">log</text:span></text:span><text:span text:style-name="Source_20_Text"><text:span text:style-name="T11">(</text:span></text:span><text:span text:style-name="Source_20_Text"><text:span text:style-name="T13">removed</text:span></text:span><text:span text:style-name="Source_20_Text"><text:span text:style-name="T11">);</text:span></text:span></text:p>
      <text:p text:style-name="P22"><text:span text:style-name="Source_20_Text"><text:span text:style-name="T15">// Output: item 2</text:span></text:span></text:p>
      <text:list text:style-name="L6">
        <text:list-item>
          <text:p text:style-name="P29"><draw:frame draw:style-name="fr1" draw:name="Frame17" text:anchor-type="char" svg:x="-264.557cm" svg:width="0.041cm" draw:z-index="20"><draw:text-box fo:min-height="0.041cm"><text:p text:style-name="P11">Copy to Clipboard</text:p></draw:text-box></draw:frame><text:soft-page-break/><text:span text:style-name="T6">Dans l'exemple ci-dessus, appel </text:span><text:span text:style-name="Source_20_Text"><text:span text:style-name="T7">.pop()</text:span></text:span><text:span text:style-name="T6">sur le </text:span><text:span text:style-name="Source_20_Text"><text:span text:style-name="T7">newItemTracker</text:span></text:span><text:span text:style-name="T6">tableau supprimé </text:span><text:span text:style-name="Source_20_Text"><text:span text:style-name="T7">item 2</text:span></text:span><text:span text:style-name="T6">de la fin.</text:span></text:p>
        </text:list-item>
        <text:list-item>
          <text:p text:style-name="P29"><text:span text:style-name="Source_20_Text"><text:span text:style-name="T7">.pop()</text:span></text:span><text:span text:style-name="T6">ne prend aucun argument, il supprime simplement le dernier élément de </text:span><text:span text:style-name="Source_20_Text"><text:span text:style-name="T7">newItemTracker</text:span></text:span><text:span text:style-name="T6">.</text:span></text:p>
        </text:list-item>
        <text:list-item>
          <text:p text:style-name="P29"><text:span text:style-name="Source_20_Text"><text:span text:style-name="T7">.pop()</text:span></text:span><text:span text:style-name="T6">Renvoie la valeur du dernier élément. Dans l'exemple, nous stockons la valeur renvoyée dans une variable </text:span><text:span text:style-name="Source_20_Text"><text:span text:style-name="T7">removed</text:span></text:span><text:span text:style-name="T6">pour une utilisation ultérieure.</text:span></text:p>
        </text:list-item>
        <text:list-item>
          <text:p text:style-name="P29"><text:span text:style-name="Source_20_Text"><text:span text:style-name="T7">.pop()</text:span></text:span><text:span text:style-name="T6">est une méthode qui mute le tableau initial.</text:span></text:p>
        </text:list-item>
      </text:list>
      <text:p text:style-name="P15"><text:span text:style-name="T6">Lorsque vous devez muter un tableau en supprimant le dernier élément, utilisez </text:span><text:span text:style-name="Source_20_Text"><text:span text:style-name="T7">.pop()</text:span></text:span><text:span text:style-name="T6">.</text:span></text:p>
      <text:h text:style-name="P30" text:outline-level="3">Plus de méthodes de tableau</text:h>
      <text:section text:style-name="Sect1" text:name="__next">
        <text:p text:style-name="P31">13 minutes</text:p>
        <text:p text:style-name="P32">Il existe de nombreux autres tableaux</text:p>
        <text:p text:style-name="P33"><text:a xlink:type="simple" xlink:href="https://www.codecademy.com/resources/docs/javascript/methods" office:target-frame-name="_blank" xlink:show="new" text:style-name="Internet_20_link" text:visited-style-name="Visited_20_Internet_20_Link"><draw:frame draw:style-name="fr1" draw:name="Frame18" text:anchor-type="char" svg:x="-264.557cm" svg:width="0.041cm" draw:z-index="21"><draw:text-box fo:min-height="0.041cm"><text:section text:style-name="Sect1" text:name=":r7q:"><text:p text:style-name="P11">Preview: Docs Methods are object properties that contain functions.</text:p></text:section></draw:text-box></draw:frame><text:span text:style-name="T17">méthodes</text:span></text:a></text:p>
        <text:p text:style-name="P34">que juste</text:p>
        <text:p text:style-name="P33"><text:a xlink:type="simple" xlink:href="https://www.codecademy.com/resources/docs/javascript/arrays/push" office:target-frame-name="_blank" xlink:show="new" text:style-name="Internet_20_link" text:visited-style-name="Visited_20_Internet_20_Link"><draw:frame draw:style-name="fr1" draw:name="Frame19" text:anchor-type="char" svg:x="-264.557cm" svg:width="0.041cm" draw:z-index="22"><draw:text-box fo:min-height="0.041cm"><text:section text:style-name="Sect1" text:name=":r7s:"><text:p text:style-name="P11">Preview: Docs Adds one or more elements to the end of the array and returns the new length.</text:p></text:section></draw:text-box></draw:frame><text:span text:style-name="Source_20_Text"><text:span text:style-name="T18">.push()</text:span></text:span></text:a></text:p>
        <text:p text:style-name="P34">et</text:p>
        <text:p text:style-name="P33"><text:a xlink:type="simple" xlink:href="https://www.codecademy.com/resources/docs/javascript/arrays/pop" office:target-frame-name="_blank" xlink:show="new" text:style-name="Internet_20_link" text:visited-style-name="Visited_20_Internet_20_Link"><draw:frame draw:style-name="fr1" draw:name="Frame20" text:anchor-type="char" svg:x="-264.557cm" svg:width="0.041cm" draw:z-index="28"><draw:text-box fo:min-height="0.041cm"><text:section text:style-name="Sect1" text:name=":r7u:"><text:p text:style-name="P11">Aperçu : Documents Chargement de la description du lien</text:p></text:section></draw:text-box></draw:frame><text:span text:style-name="Source_20_Text"><text:span text:style-name="T18">.pop()</text:span></text:span></text:a></text:p>
        <text:p text:style-name="P34">. Vous pouvez en savoir plus sur ces méthodes de tableau dans l'entrée Docs pour</text:p>
        <text:p text:style-name="P33"><text:a xlink:type="simple" xlink:href="https://www.codecademy.com/resources/docs/javascript/arrays" office:target-frame-name="_blank" xlink:show="new" text:style-name="Internet_20_link" text:visited-style-name="Visited_20_Internet_20_Link"><draw:frame draw:style-name="fr1" draw:name="Frame21" text:anchor-type="char" svg:x="-264.557cm" svg:width="0.041cm" draw:z-index="27"><draw:text-box fo:min-height="0.041cm"><text:section text:style-name="Sect1" text:name=":r80:"><text:p text:style-name="P11">Preview: Docs Arrays are lists of ordered, stored data that can be of any data type.</text:p></text:section></draw:text-box></draw:frame><text:span text:style-name="T17">Tableaux JavaScript</text:span></text:a></text:p>
        <text:p text:style-name="P31">.</text:p>
        <text:p text:style-name="P35"><text:span text:style-name="Source_20_Text"><text:span text:style-name="T19">.pop()</text:span></text:span><text:span text:style-name="T20">et </text:span><text:span text:style-name="Source_20_Text"><text:span text:style-name="T19">.push()</text:span></text:span><text:span text:style-name="T20">modifient le tableau sur lequel elles sont appelées. Cependant, il arrive que nous ne souhaitions pas modifier le tableau d'origine et que nous utilisions des méthodes de tableau non mutatrices. Consultez la documentation pour comprendre le comportement de la méthode utilisée.</text:span></text:p>
        <text:p text:style-name="P32"><text:soft-page-break/>Certaines méthodes de tableaux disponibles pour les développeurs JavaScript incluent :</text:p>
        <text:p text:style-name="P33"><text:a xlink:type="simple" xlink:href="https://www.codecademy.com/resources/docs/javascript/arrays/join" office:target-frame-name="_blank" xlink:show="new" text:style-name="Internet_20_link" text:visited-style-name="Visited_20_Internet_20_Link"><draw:frame draw:style-name="fr1" draw:name="Frame22" text:anchor-type="char" svg:x="-264.557cm" svg:width="0.041cm" draw:z-index="26"><draw:text-box fo:min-height="0.041cm"><text:section text:style-name="Sect1" text:name=":r82:"><text:p text:style-name="P11">Preview: Docs Elements of an array are converted to strings and concatenated together, returning the resulting string.</text:p></text:section></draw:text-box></draw:frame><text:span text:style-name="Source_20_Text"><text:span text:style-name="T18">.join()</text:span></text:span></text:a></text:p>
        <text:p text:style-name="P33"><text:span text:style-name="T20">, </text:span><text:span text:style-name="Source_20_Text"><text:span text:style-name="T19">.slice()</text:span></text:span><text:span text:style-name="T20">,</text:span></text:p>
        <text:p text:style-name="P33"><text:a xlink:type="simple" xlink:href="https://www.codecademy.com/resources/docs/javascript/arrays/splice" office:target-frame-name="_blank" xlink:show="new" text:style-name="Internet_20_link" text:visited-style-name="Visited_20_Internet_20_Link"><draw:frame draw:style-name="fr1" draw:name="Frame23" text:anchor-type="char" svg:x="-264.557cm" svg:width="0.041cm" draw:z-index="36"><draw:text-box fo:min-height="0.041cm"><text:section text:style-name="Sect1" text:name=":r84:"><text:p text:style-name="P11">Aperçu : Documents Chargement de la description du lien</text:p></text:section></draw:text-box></draw:frame><text:span text:style-name="Source_20_Text"><text:span text:style-name="T18">.splice()</text:span></text:span></text:a></text:p>
        <text:p text:style-name="P34">,</text:p>
        <text:p text:style-name="P33"><text:a xlink:type="simple" xlink:href="https://www.codecademy.com/resources/docs/javascript/arrays/shift" office:target-frame-name="_blank" xlink:show="new" text:style-name="Internet_20_link" text:visited-style-name="Visited_20_Internet_20_Link"><draw:frame draw:style-name="fr1" draw:name="Frame24" text:anchor-type="char" svg:x="-264.557cm" svg:width="0.041cm" draw:z-index="34"><draw:text-box fo:min-height="0.041cm"><text:section text:style-name="Sect1" text:name=":r86:"><text:p text:style-name="P11">Aperçu : Documents Chargement de la description du lien</text:p></text:section></draw:text-box></draw:frame><text:span text:style-name="Source_20_Text"><text:span text:style-name="T18">.shift()</text:span></text:span></text:a></text:p>
        <text:p text:style-name="P34">,</text:p>
        <text:p text:style-name="P33"><text:a xlink:type="simple" xlink:href="https://www.codecademy.com/resources/docs/javascript/arrays/unshift" office:target-frame-name="_blank" xlink:show="new" text:style-name="Internet_20_link" text:visited-style-name="Visited_20_Internet_20_Link"><draw:frame draw:style-name="fr1" draw:name="Frame25" text:anchor-type="char" svg:x="-264.557cm" svg:width="0.041cm" draw:z-index="32"><draw:text-box fo:min-height="0.041cm"><text:section text:style-name="Sect1" text:name=":r88:"><text:p text:style-name="P11">Preview: Docs Adds one or more elements to beginning of array and returns new length.</text:p></text:section></draw:text-box></draw:frame><text:span text:style-name="Source_20_Text"><text:span text:style-name="T18">.unshift()</text:span></text:span></text:a></text:p>
        <text:p text:style-name="P33"><text:span text:style-name="T20">, et </text:span><text:span text:style-name="Source_20_Text"><text:span text:style-name="T19">.concat()</text:span></text:span><text:span text:style-name="T20">bien d'autres. L'utilisation de ces méthodes intégrées facilite certaines tâches courantes liées aux tableaux.</text:span></text:p>
        <text:p text:style-name="P36">Ci-dessous, nous explorerons quelques méthodes que nous n'avons pas encore apprises. Nous les utiliserons pour modifier une liste de courses. Au fur et à mesure de votre progression, vous pourrez consulter le</text:p>
        <text:p text:style-name="P33"><text:a xlink:type="simple" xlink:href="https://www.codecademy.com/resources/docs/javascript" office:target-frame-name="_blank" xlink:show="new" text:style-name="Internet_20_link" text:visited-style-name="Visited_20_Internet_20_Link"><draw:frame draw:style-name="fr1" draw:name="Frame26" text:anchor-type="char" svg:x="-264.557cm" svg:width="0.041cm" draw:z-index="30"><draw:text-box fo:min-height="0.041cm"><text:section text:style-name="Sect1" text:name=":r8a:"><text:p text:style-name="P11">Preview: Docs JavaScript is a fun and flexible programming language. It’s one of the core technologies of web development and can be used on both the front-end and the back-end. While HTML and CSS are languages that give structure and colors to web pages, JavaScript makes them interactive and adds functionality.</text:p></text:section></draw:text-box></draw:frame><text:span text:style-name="T17">Documentation de Codecademy</text:span></text:a></text:p>
        <text:p text:style-name="P31">pour apprendre ce que fait chaque méthode !</text:p>
        <text:p text:style-name="P37">Instructions</text:p>
        <text:list text:style-name="L7">
          <text:list-item>
            <text:p text:style-name="P38"><draw:frame draw:style-name="fr1" draw:name="Frame27" text:anchor-type="char" svg:x="-264.557cm" svg:width="0.041cm" draw:z-index="25"><draw:text-box fo:min-height="0.041cm"><text:p text:style-name="P11">Checkpoint 1 Passed</text:p></draw:text-box></draw:frame><text:span text:style-name="T21">Utilisez la </text:span><text:span text:style-name="Source_20_Text"><text:span text:style-name="T19">.shift()</text:span></text:span><text:span text:style-name="T21">méthode pour supprimer le premier élément du tableau </text:span><text:span text:style-name="Source_20_Text"><text:span text:style-name="T19">groceryList</text:span></text:span><text:span text:style-name="T21">.</text:span></text:p>
            <text:p text:style-name="P38"><text:span text:style-name="T21">Connectez-vous </text:span><text:span text:style-name="Source_20_Text"><text:span text:style-name="T19">groceryList</text:span></text:span><text:span text:style-name="T21">à la console.</text:span></text:p>
            <text:p text:style-name="P39">En savoir plus</text:p>
            <text:p text:style-name="P40"><text:a xlink:type="simple" xlink:href="https://www.codecademy.com/resources/docs/javascript/arrays/shift" office:target-frame-name="_blank" xlink:show="new" text:style-name="Internet_20_link" text:visited-style-name="Visited_20_Internet_20_Link"><draw:frame draw:style-name="fr1" draw:name="Frame29" text:anchor-type="char" svg:x="-264.557cm" svg:width="0.041cm" draw:z-index="24"><draw:text-box fo:min-height="0.041cm"><text:section text:style-name="Sect1" text:name=":r7h:"><text:p text:style-name="P41">Preview: Docs Removes and returns the first element of the array. All subsequent elements will shift down one place.</text:p></text:section></draw:text-box></draw:frame><text:span text:style-name="Source_20_Text"><text:span text:style-name="T18">.shift()</text:span></text:span><text:span text:style-name="T17">dans les documents</text:span></text:a></text:p>
            <text:p text:style-name="P42">.</text:p>
            <text:p text:style-name="P43">Bloqué ? Trouvez un indice</text:p>
          </text:list-item>
          <text:list-item>
            <text:p text:style-name="P38"><draw:frame draw:style-name="fr1" draw:name="Frame31" text:anchor-type="char" svg:x="-264.557cm" svg:width="0.041cm" draw:z-index="23"><draw:text-box fo:min-height="0.041cm"><text:p text:style-name="P11">Checkpoint 2 Passed</text:p></draw:text-box></draw:frame><text:span text:style-name="T21">Sous le code ajouté à l'étape 1, utilisez la </text:span><text:span text:style-name="Source_20_Text"><text:span text:style-name="T19">.unshift()</text:span></text:span><text:span text:style-name="T21">méthode pour ajouter </text:span><text:span text:style-name="Source_20_Text"><text:span text:style-name="T19">'popcorn'</text:span></text:span><text:span text:style-name="T21">au début de votre liste de courses.</text:span></text:p>
            <text:p text:style-name="P38"><text:span text:style-name="T21">Après avoir appelé </text:span><text:span text:style-name="Source_20_Text"><text:span text:style-name="T19">.unshift()</text:span></text:span><text:span text:style-name="T21">, </text:span><text:span text:style-name="Source_20_Text"><text:span text:style-name="T19">groceryList</text:span></text:span><text:span text:style-name="T21">connectez-vous </text:span><text:span text:style-name="Source_20_Text"><text:span text:style-name="T19">groceryList</text:span></text:span><text:span text:style-name="T21">à la console.</text:span></text:p>
            <text:p text:style-name="P38"><text:soft-page-break/><text:span text:style-name="T21">Vous souhaiterez peut-être supprimer la </text:span><text:span text:style-name="Source_20_Text"><text:span text:style-name="T19">console.log()</text:span></text:span><text:span text:style-name="T21">déclaration de l’étape précédente.</text:span></text:p>
            <text:p text:style-name="P39">En savoir plus</text:p>
            <text:p text:style-name="P40"><text:a xlink:type="simple" xlink:href="https://www.codecademy.com/resources/docs/javascript/arrays/unshift" office:target-frame-name="_blank" xlink:show="new" text:style-name="Internet_20_link" text:visited-style-name="Visited_20_Internet_20_Link"><draw:frame draw:style-name="fr1" draw:name="Frame33" text:anchor-type="char" svg:x="-264.557cm" svg:width="0.041cm" draw:z-index="29"><draw:text-box fo:min-height="0.041cm"><text:section text:style-name="Sect1" text:name=":r7k:"><text:p text:style-name="P41">Aperçu : Documents Chargement de la description du lien</text:p></text:section></draw:text-box></draw:frame><text:span text:style-name="Source_20_Text"><text:span text:style-name="T18">.unshift()</text:span></text:span><text:span text:style-name="T17">dans les documents</text:span></text:a></text:p>
            <text:p text:style-name="P42">.</text:p>
            <text:p text:style-name="P43">Bloqué ? Trouvez un indice</text:p>
          </text:list-item>
          <text:list-item>
            <text:p text:style-name="P38"><draw:frame draw:style-name="fr1" draw:name="Frame35" text:anchor-type="char" svg:x="-264.557cm" svg:width="0.041cm" draw:z-index="37"><draw:text-box fo:min-height="0.041cm"><text:p text:style-name="P11">Checkpoint 3 Passed</text:p></draw:text-box></draw:frame><text:span text:style-name="T21">Vous êtes pressé et vous décidez de demander à un ami de vous aider à faire vos courses. Vous voulez qu'il aille chercher les </text:span><text:span text:style-name="Source_20_Text"><text:span text:style-name="T19">'bananas'</text:span></text:span><text:span text:style-name="T21">, </text:span><text:span text:style-name="Source_20_Text"><text:span text:style-name="T19">'coffee beans'</text:span></text:span><text:span text:style-name="T21">et </text:span><text:span text:style-name="Source_20_Text"><text:span text:style-name="T19">'brown rice'</text:span></text:span><text:span text:style-name="T21">les .</text:span></text:p>
            <text:p text:style-name="P38"><text:span text:style-name="T21">Sous le code que vous avez ajouté pour l’étape 2, utilisez </text:span><text:span text:style-name="Source_20_Text"><text:span text:style-name="T19">.slice()</text:span></text:span><text:span text:style-name="T21">pour fournir à votre ami une liste de ces trois éléments.</text:span></text:p>
            <text:p text:style-name="P44">Enregistrez cette partie de la liste dans la console. Contrairement aux deux points de contrôle précédents, vous devez effectuer ces deux étapes sur une seule ligne.</text:p>
            <text:p text:style-name="P39">En savoir plus</text:p>
            <text:p text:style-name="P40"><text:a xlink:type="simple" xlink:href="https://www.codecademy.com/resources/docs/javascript/arrays/slice" office:target-frame-name="_blank" xlink:show="new" text:style-name="Internet_20_link" text:visited-style-name="Visited_20_Internet_20_Link"><draw:frame draw:style-name="fr1" draw:name="Frame37" text:anchor-type="char" svg:x="-264.557cm" svg:width="0.041cm" draw:z-index="38"><draw:text-box fo:min-height="0.041cm"><text:section text:style-name="Sect1" text:name=":r7m:"><text:p text:style-name="P41">Preview: Docs Returns a shallow copy of a part of an array. It contains references to the sliced elements in the original array, not the elements themselves.</text:p></text:section></draw:text-box></draw:frame><text:span text:style-name="Source_20_Text"><text:span text:style-name="T18">.slice()</text:span></text:span><text:span text:style-name="T17">dans les documents</text:span></text:a></text:p>
            <text:p text:style-name="P42">.</text:p>
            <text:p text:style-name="P43">Bloqué ? Trouvez un indice</text:p>
          </text:list-item>
          <text:list-item>
            <text:p text:style-name="P38"><draw:frame draw:style-name="fr1" draw:name="Frame39" text:anchor-type="char" svg:x="-264.557cm" svg:width="0.041cm" draw:z-index="39"><draw:text-box fo:min-height="0.041cm"><text:p text:style-name="P11">Checkpoint 4 Passed</text:p></draw:text-box></draw:frame><text:span text:style-name="T21">Après avoir appelé </text:span><text:span text:style-name="Source_20_Text"><text:span text:style-name="T19">.slice()</text:span></text:span><text:span text:style-name="T21">, </text:span><text:span text:style-name="Source_20_Text"><text:span text:style-name="T19">groceryList</text:span></text:span><text:span text:style-name="T21">enregistrez une fois de plus la liste de courses sur la console.</text:span></text:p>
            <text:p text:style-name="P38"><text:span text:style-name="T21">Notez que le </text:span><text:span text:style-name="Source_20_Text"><text:span text:style-name="T19">groceryList</text:span></text:span><text:span text:style-name="T21">tableau contient toujours les mêmes éléments qu'à l'étape 2. Il est donc </text:span><text:span text:style-name="Source_20_Text"><text:span text:style-name="T19">.slice()</text:span></text:span><text:span text:style-name="T21">non mutant ! Vous pouvez le vérifier en suivant le lien de l'étape précédente.</text:span></text:p>
            <text:p text:style-name="P43">Bloqué ? Trouvez un indice</text:p>
          </text:list-item>
          <text:list-item>
            <text:p text:style-name="P38"><draw:frame draw:style-name="fr1" draw:name="Frame42" text:anchor-type="char" svg:x="-264.557cm" svg:width="0.041cm" draw:z-index="41"><draw:text-box fo:min-height="0.041cm"><text:p text:style-name="P11">Checkpoint 5 Passed</text:p></draw:text-box></draw:frame><text:span text:style-name="T21">Trouvons l'index d'un élément particulier en </text:span><text:span text:style-name="Source_20_Text"><text:span text:style-name="T19">groceryList</text:span></text:span><text:span text:style-name="T21">utilisant </text:span><text:span text:style-name="Source_20_Text"><text:span text:style-name="T19">.indexOf()</text:span></text:span><text:span text:style-name="T21">.</text:span></text:p>
            <text:p text:style-name="P38"><text:soft-page-break/><text:span text:style-name="T21">Appelez pour trouver l'index de l'élément et </text:span><text:span text:style-name="Source_20_Text"><text:span text:style-name="T19">.indexOf()</text:span></text:span><text:span text:style-name="T21">enregistrez la valeur renvoyée dans une variable nommée .</text:span><text:span text:style-name="Source_20_Text"><text:span text:style-name="T19">groceryList'pasta'constpastaIndex</text:span></text:span></text:p>
            <text:p text:style-name="P38"><text:span text:style-name="T21">Connectez-vous ensuite </text:span><text:span text:style-name="Source_20_Text"><text:span text:style-name="T19">pastaIndex</text:span></text:span><text:span text:style-name="T21">à la console. (Vous pouvez supprimer les autres </text:span><text:span text:style-name="Source_20_Text"><text:span text:style-name="T19">console.log()</text:span></text:span><text:span text:style-name="T21">instructions pour désencombrer le terminal.)</text:span></text:p>
            <text:p text:style-name="P39">En savoir plus</text:p>
            <text:p text:style-name="P40"><text:a xlink:type="simple" xlink:href="https://www.codecademy.com/resources/docs/javascript/arrays/indexOf" office:target-frame-name="_blank" xlink:show="new" text:style-name="Internet_20_link" text:visited-style-name="Visited_20_Internet_20_Link"><draw:frame draw:style-name="fr1" draw:name="Frame44" text:anchor-type="char" svg:x="-264.557cm" svg:width="0.041cm" draw:z-index="42"><draw:text-box fo:min-height="0.041cm"><text:section text:style-name="Sect1" text:name=":r7o:"><text:p text:style-name="P41">Preview: Docs Returns the first index at which a specified element can be found in an array, or -1 if not present.</text:p></text:section></draw:text-box></draw:frame><text:span text:style-name="Source_20_Text"><text:span text:style-name="T18">.indexOf()</text:span></text:span><text:span text:style-name="T17">dans les documents</text:span></text:a></text:p>
            <text:p text:style-name="P42">.</text:p>
            <text:p text:style-name="P43">Bloqué ? Trouvez un indice</text:p>
          </text:list-item>
        </text:list>
        <text:p text:style-name="P45">Soutien communautaire</text:p>
        <text:p text:style-name="P46"><text:span text:style-name="T20">Vous avez encore des questions ? Demandez de l'aide au</text:span><text:a xlink:type="simple" xlink:href="https://community.codecademy.com/c/start-here/" office:target-frame-name="_blank" xlink:show="new" text:style-name="Internet_20_link" text:visited-style-name="Visited_20_Internet_20_Link"><text:span text:style-name="T22">Communauté Codecademy</text:span></text:a><text:span text:style-name="T20">.</text:span></text:p>
        <text:p text:style-name="P47"><draw:frame draw:style-name="fr1" draw:name="learning-component-CodeEditor" text:anchor-type="char" svg:x="-264.557cm" svg:width="0.041cm" draw:z-index="43"><draw:text-box fo:min-height="0.041cm"><text:h text:style-name="P48" text:outline-level="2">Éditeur de code</text:h></draw:text-box></draw:frame>main.js</text:p>
        <text:section text:style-name="Sect1" text:name="run-button">
          <text:p text:style-name="P33"/>
        </text:section>
        <text:section text:style-name="Sect1" text:name="resetWorkspace5317">
          <text:p text:style-name="P33"/>
        </text:section>
        <text:p text:style-name="P31"><draw:frame draw:style-name="fr1" draw:name="Frame69" text:anchor-type="char" svg:x="-264.557cm" svg:width="0.041cm" draw:z-index="74"><draw:text-box fo:min-height="0.041cm"><text:p text:style-name="P11"/></draw:text-box></draw:frame><draw:frame draw:style-name="fr1" draw:name="Frame68" text:anchor-type="char" svg:x="-264.557cm" svg:width="0.041cm" draw:z-index="73"><draw:text-box fo:min-height="0.041cm"><text:p text:style-name="P11"/></draw:text-box></draw:frame><draw:frame draw:style-name="fr1" draw:name="Frame67" text:anchor-type="char" svg:x="-264.557cm" svg:width="0.041cm" draw:z-index="72"><draw:text-box fo:min-height="0.041cm"><text:p text:style-name="P11">Loading Complete</text:p></draw:text-box></draw:frame><draw:frame draw:style-name="fr1" draw:name="Frame66" text:anchor-type="char" svg:x="-264.557cm" svg:width="0.041cm" draw:z-index="53"><draw:text-box fo:min-height="0.041cm"><text:p text:style-name="P11"/></draw:text-box></draw:frame><draw:frame draw:style-name="fr1" draw:name="Frame62" text:anchor-type="char" svg:x="0cm" svg:width="0.041cm" draw:z-index="54"><draw:text-box fo:min-height="11.774cm"><text:p text:style-name="P11"><draw:frame draw:style-name="fr3" draw:name="Frame64" text:anchor-type="char" svg:width="0.041cm" draw:z-index="57"><draw:text-box fo:min-height="0.041cm"><text:p text:style-name="P11"><draw:frame draw:style-name="fr3" draw:name="Frame65" text:anchor-type="char" svg:width="0.041cm" draw:z-index="61"><draw:text-box fo:min-height="0.041cm"><text:p text:style-name="P11"/></draw:text-box></draw:frame></text:p></draw:text-box></draw:frame><draw:frame draw:style-name="fr3" draw:name="Frame63" text:anchor-type="char" svg:width="0.041cm" draw:z-index="56"><draw:text-box fo:min-height="11.774cm"><text:p text:style-name="P11"/></draw:text-box></draw:frame></text:p></draw:text-box></draw:frame><draw:frame draw:style-name="fr1" draw:name="Frame54" text:anchor-type="char" svg:x="1.72cm" svg:width="10.98cm" draw:z-index="51"><draw:text-box fo:min-height="11.774cm"><draw:frame draw:style-name="fr4" draw:name="Frame55" text:anchor-type="frame" svg:x="0cm" svg:y="0cm" svg:width="0.041cm" draw:z-index="58"><draw:text-box fo:min-height="0.041cm"><text:p text:style-name="P11"><draw:frame draw:style-name="fr5" draw:name="Frame56" text:anchor-type="char" svg:x="0cm" svg:y="-0.594cm" svg:width="10.98cm" draw:z-index="60"><draw:text-box fo:min-height="11.774cm"><text:p text:style-name="P49"><text:span text:style-name="T23">const groceryList</text:span><text:span text:style-name="T24"> = [</text:span><text:span text:style-name="T25">'orange juice'</text:span><text:span text:style-name="T24">, </text:span><text:span text:style-name="T25">'bananas'</text:span><text:span text:style-name="T24">, </text:span></text:p><text:p text:style-name="P49"><text:span text:style-name="T25">'coffee beans'</text:span><text:span text:style-name="T24">, </text:span><text:span text:style-name="T25">'brown rice'</text:span><text:span text:style-name="T24">, </text:span><text:span text:style-name="T25">'pasta'</text:span><text:span text:style-name="T24">, </text:span><text:span text:style-name="T25">'coconut </text:span></text:p><text:p text:style-name="P49"><text:span text:style-name="T25">oil'</text:span><text:span text:style-name="T24">, </text:span><text:span text:style-name="T25">'plantains'</text:span><text:span text:style-name="T24">];</text:span></text:p><text:p text:style-name="P49"><text:span text:style-name="T26">groceryList</text:span><text:span text:style-name="T24">.</text:span><text:span text:style-name="T27">shift</text:span><text:span text:style-name="T24">();</text:span></text:p><text:p text:style-name="P49"><text:span text:style-name="T26">groceryList</text:span><text:span text:style-name="T24">.</text:span><text:span text:style-name="T27">unshift</text:span><text:span text:style-name="T24">(</text:span><text:span text:style-name="T25">'popcorn'</text:span><text:span text:style-name="T24">);</text:span></text:p><text:p text:style-name="P49"><text:span text:style-name="T23">const pastaIndex</text:span><text:span text:style-name="T24"> = </text:span><text:span text:style-name="T26">groceryList</text:span><text:span text:style-name="T24">.</text:span><text:span text:style-name="T27">indexOf</text:span><text:span text:style-name="T24">(</text:span><text:span text:style-name="T25">'pasta'</text:span><text:span text:style-name="T24">)</text:span></text:p><text:p text:style-name="P49"><text:span text:style-name="T26">console</text:span><text:span text:style-name="T24">.</text:span><text:span text:style-name="T27">log</text:span><text:span text:style-name="T24">(</text:span><text:span text:style-name="T26">pastaIndex</text:span><text:span text:style-name="T24">);</text:span></text:p></draw:text-box></draw:frame></text:p></draw:text-box></draw:frame><draw:frame draw:style-name="fr4" draw:name="Frame59" text:anchor-type="frame" svg:x="0cm" svg:y="0cm" svg:width="0.159cm" draw:z-index="59"><draw:text-box fo:min-height="11.774cm"><text:p text:style-name="P11"/></draw:text-box></draw:frame><text:p text:style-name="P11"><draw:frame draw:style-name="fr1" draw:name="Frame57" text:anchor-type="char" svg:x="0cm" svg:width="10.821cm" draw:z-index="52"><draw:text-box fo:min-height="0.318cm"><draw:frame draw:style-name="fr4" draw:name="Frame58" text:anchor-type="frame" svg:x="0cm" svg:y="0cm" svg:width="10.821cm" draw:z-index="55"><draw:text-box fo:min-height="0.318cm"><text:p text:style-name="P11"/></draw:text-box></draw:frame><text:p text:style-name="P11"/></draw:text-box></draw:frame></text:p></draw:text-box></draw:frame><draw:frame draw:style-name="fr3" draw:name="Frame47" text:anchor-type="char" svg:width="1.72cm" draw:z-index="62"><draw:text-box fo:min-height="11.774cm"><draw:frame draw:style-name="fr4" draw:name="Frame51" text:anchor-type="frame" svg:x="0cm" svg:y="0cm" svg:width="1.72cm" draw:z-index="68"><draw:text-box fo:min-height="0.635cm"><text:p text:style-name="P11"/></draw:text-box></draw:frame><text:p text:style-name="P11"><draw:frame draw:style-name="fr1" draw:name="Frame48" text:anchor-type="char" svg:x="0.635cm" svg:width="0.661cm" draw:z-index="71"><draw:text-box fo:min-height="0.635cm"><text:p text:style-name="P50">1</text:p></draw:text-box></draw:frame><draw:frame draw:style-name="fr1" draw:name="Frame49" text:anchor-type="char" svg:x="0.635cm" svg:width="0.661cm" draw:z-index="69"><draw:text-box fo:min-height="0.635cm"><text:p text:style-name="P50">2</text:p></draw:text-box></draw:frame><draw:frame draw:style-name="fr1" draw:name="Frame50" text:anchor-type="char" svg:x="0.635cm" svg:width="0.661cm" draw:z-index="67"><draw:text-box fo:min-height="0.635cm"><text:p text:style-name="P50">3</text:p></draw:text-box></draw:frame><draw:frame draw:style-name="fr1" draw:name="Frame52" text:anchor-type="char" svg:x="0.635cm" svg:width="0.661cm" draw:z-index="65"><draw:text-box fo:min-height="0.635cm"><text:p text:style-name="P50">4</text:p></draw:text-box></draw:frame><draw:frame draw:style-name="fr1" draw:name="Frame53" text:anchor-type="char" svg:x="0.635cm" svg:width="0.661cm" draw:z-index="63"><draw:text-box fo:min-height="0.635cm"><text:p text:style-name="P50">5</text:p></draw:text-box></draw:frame></text:p></draw:text-box></draw:frame><draw:frame draw:style-name="fr1" draw:name="fcn-tab-undefined-tip" text:anchor-type="char" svg:x="-264.557cm" svg:width="0.041cm" draw:z-index="50"><draw:text-box fo:min-height="0.041cm"><text:p text:style-name="P51">Enter Fullscreen Code Editor</text:p></draw:text-box></draw:frame>View solution</text:p>
        <text:p text:style-name="P52"><draw:frame draw:style-name="fr3" draw:name="Frame70" text:anchor-type="char" svg:width="0.041cm" draw:z-index="77"><draw:text-box fo:min-height="0.041cm"><text:p text:style-name="P11">Sortir:</text:p></draw:text-box></draw:frame><draw:frame draw:style-name="fr1" draw:name="learning-component-Output-onlyTerminal" text:anchor-type="char" svg:x="-264.557cm" svg:width="0.041cm" draw:z-index="75"><draw:text-box fo:min-height="0.041cm"><text:h text:style-name="P48" text:outline-level="2">Terminal de sortie uniquement</text:h></draw:text-box></draw:frame>4</text:p>
        <text:p text:style-name="P53"> </text:p>
        <text:p text:style-name="P54">9/12</text:p>
        <text:section text:style-name="Sect1" text:name="back-button-tooltip">
          <text:p text:style-name="P33"/>
        </text:section>
        <text:p text:style-name="P55">Dos</text:p>
        <text:section text:style-name="Sect1" text:name="next-button-tooltip">
          <text:p text:style-name="P33"/>
        </text:section>
        <text:p text:style-name="P55">Suivant</text:p>
      </text:section>
      <text:p text:style-name="P56"><draw:frame draw:style-name="fr6" draw:name="Object1" text:anchor-type="as-char" svg:width="0.041cm" svg:height="0.041cm" draw:z-index="0"><draw:floating-frame/></draw:frame></text:p>
      <text:p text:style-name="P57"><text:bookmark text:name="__next-route-announcer__"/>Apprendre la syntaxe JavaScript : les tableaux | Codecademy</text:p>
      <text:section text:style-name="Sect1" text:name="onetrust-consent-sdk">
        <text:p text:style-name="P6"/>
      </text:section>
      <text:p text:style-name="P58"><draw:frame draw:style-name="fr2" draw:name="Image3" text:anchor-type="as-char" svg:width="0.041cm" svg:height="0.041cm" draw:z-index="1"><draw:image xlink:href="Pictures/100000010000000100000001891FFD7D.gif" xlink:type="simple" xlink:show="embed" xlink:actuate="onLoad" draw:mime-type="image/gif"/></draw:frame><draw:frame draw:style-name="fr2" draw:name="Image4" text:anchor-type="as-char" svg:width="0.041cm" svg:height="0.041cm" draw:z-index="2"><draw:image xlink:href="Pictures/100000010000000100000001891FFD7D.gif" xlink:type="simple" xlink:show="embed" xlink:actuate="onLoad" draw:mime-type="image/gif"/></draw:frame></text:p>
      <text:p text:style-name="P59">...data: any[], , , hint</text:p>
      <text:p text:style-name="P60">Documents</text:p>
      <text:p text:style-name="P61">Renvoie le premier index auquel un élément spécifié peut être trouvé dans un tableau, ou -1 s'il n'est pas présent.</text:p>
      <text:p text:style-name="P60">Documents</text:p>
      <text:p text:style-name="P61"><text:soft-page-break/>Supprime et renvoie le premier élément du tableau. Tous les éléments suivants seront décalés d'une position vers le bas.</text:p>
      <text:p text:style-name="P62"/>
      <text:h text:style-name="P13" text:outline-level="3">Tableaux et fonctions</text:h>
      <text:p text:style-name="P14">9 minutes</text:p>
      <text:p text:style-name="P19">Tout au long de la leçon, nous avons vu que les tableaux sont mutables, ou modifiables. Que se passe-t-il si nous essayons de modifier un tableau à l'intérieur d'une fonction ? Le tableau conserve-t-il la modification après l'appel de la fonction ou est-il limité à l'intérieur de la fonction ?</text:p>
      <text:p text:style-name="P19">Jetez un oeil à l'exemple suivant où nous appelons</text:p>
      <text:p text:style-name="P16"><text:a xlink:type="simple" xlink:href="https://www.codecademy.com/resources/docs/javascript/arrays/push" office:target-frame-name="_blank" xlink:show="new" text:style-name="Internet_20_link" text:visited-style-name="Visited_20_Internet_20_Link"><draw:frame draw:style-name="fr1" draw:name="Frame72" text:anchor-type="char" svg:x="-264.557cm" svg:width="0.041cm" draw:z-index="78"><draw:text-box fo:min-height="0.041cm"><text:section text:style-name="Sect1" text:name=":ra:"><text:p text:style-name="P11">Aperçu : Documents Chargement de la description du lien</text:p></text:section></draw:text-box></draw:frame><text:span text:style-name="Source_20_Text"><text:span text:style-name="T16">.push()</text:span></text:span></text:a></text:p>
      <text:p text:style-name="P16"><text:span text:style-name="T6">sur un tableau à l'intérieur d'une fonction. Rappelons que la </text:span><text:span text:style-name="Source_20_Text"><text:span text:style-name="T7">.push()</text:span></text:span><text:span text:style-name="T6">méthode modifie un tableau :</text:span></text:p>
      <text:p text:style-name="P22"><text:span text:style-name="Source_20_Text"><text:span text:style-name="T10">const flowers</text:span></text:span><text:span text:style-name="Source_20_Text"><text:span text:style-name="T11"> = [</text:span></text:span><text:span text:style-name="Source_20_Text"><text:span text:style-name="T12">'peony'</text:span></text:span><text:span text:style-name="Source_20_Text"><text:span text:style-name="T11">, </text:span></text:span><text:span text:style-name="Source_20_Text"><text:span text:style-name="T12">'daffodil'</text:span></text:span><text:span text:style-name="Source_20_Text"><text:span text:style-name="T11">, </text:span></text:span><text:span text:style-name="Source_20_Text"><text:span text:style-name="T12">'marigold'</text:span></text:span><text:span text:style-name="Source_20_Text"><text:span text:style-name="T11">];</text:span></text:span></text:p>
      <text:p text:style-name="P22"><text:span text:style-name="Source_20_Text"><text:span text:style-name="T10">function addFlower</text:span></text:span><text:span text:style-name="Source_20_Text"><text:span text:style-name="T11">(</text:span></text:span><text:span text:style-name="Source_20_Text"><text:span text:style-name="T10">arr</text:span></text:span><text:span text:style-name="Source_20_Text"><text:span text:style-name="T11">) {</text:span></text:span></text:p>
      <text:p text:style-name="P22"><text:span text:style-name="Source_20_Text"><text:span text:style-name="T28">  </text:span></text:span><text:span text:style-name="Source_20_Text"><text:span text:style-name="T13">arr</text:span></text:span><text:span text:style-name="Source_20_Text"><text:span text:style-name="T11">.</text:span></text:span><text:span text:style-name="Source_20_Text"><text:span text:style-name="T14">push</text:span></text:span><text:span text:style-name="Source_20_Text"><text:span text:style-name="T11">(</text:span></text:span><text:span text:style-name="Source_20_Text"><text:span text:style-name="T12">'lily'</text:span></text:span><text:span text:style-name="Source_20_Text"><text:span text:style-name="T11">);</text:span></text:span></text:p>
      <text:p text:style-name="P22"><text:span text:style-name="Source_20_Text"><text:span text:style-name="T11">}</text:span></text:span></text:p>
      <text:p text:style-name="P22"><text:span text:style-name="Source_20_Text"><text:span text:style-name="T13">addFlower</text:span></text:span><text:span text:style-name="Source_20_Text"><text:span text:style-name="T11">(</text:span></text:span><text:span text:style-name="Source_20_Text"><text:span text:style-name="T13">flowers</text:span></text:span><text:span text:style-name="Source_20_Text"><text:span text:style-name="T11">);</text:span></text:span></text:p>
      <text:p text:style-name="P22"><text:span text:style-name="Source_20_Text"><text:span text:style-name="T13">console</text:span></text:span><text:span text:style-name="Source_20_Text"><text:span text:style-name="T11">.</text:span></text:span><text:span text:style-name="Source_20_Text"><text:span text:style-name="T14">log</text:span></text:span><text:span text:style-name="Source_20_Text"><text:span text:style-name="T11">(</text:span></text:span><text:span text:style-name="Source_20_Text"><text:span text:style-name="T13">flowers</text:span></text:span><text:span text:style-name="Source_20_Text"><text:span text:style-name="T11">); </text:span></text:span><text:span text:style-name="Source_20_Text"><text:span text:style-name="T15">// Output: ['peony', 'daffodil', 'marigold', 'lily']</text:span></text:span></text:p>
      <text:p text:style-name="P19"><draw:frame draw:style-name="fr1" draw:name="Frame73" text:anchor-type="char" svg:x="-264.557cm" svg:width="0.041cm" draw:z-index="79"><draw:text-box fo:min-height="0.041cm"><text:p text:style-name="P11">Copy to Clipboard</text:p></draw:text-box></draw:frame>Revoyons ce qui s’est passé dans l’exemple :</text:p>
      <text:list text:style-name="L8">
        <text:list-item>
          <text:p text:style-name="P63"><text:span text:style-name="T6">Le </text:span><text:span text:style-name="Source_20_Text"><text:span text:style-name="T7">flowers</text:span></text:span><text:span text:style-name="T6">tableau qui a 3 éléments.</text:span></text:p>
        </text:list-item>
        <text:list-item>
          <text:p text:style-name="P63"><text:span text:style-name="T6">La fonction </text:span><text:span text:style-name="Source_20_Text"><text:span text:style-name="T7">addFlower()</text:span></text:span><text:span text:style-name="T6">a un paramètre </text:span><text:span text:style-name="Source_20_Text"><text:span text:style-name="T7">arr</text:span></text:span><text:span text:style-name="T6">utilisé </text:span><text:span text:style-name="Source_20_Text"><text:span text:style-name="T7">.push()</text:span></text:span><text:span text:style-name="T6">pour ajouter un </text:span><text:span text:style-name="Source_20_Text"><text:span text:style-name="T7">'lily'</text:span></text:span><text:span text:style-name="T6">élément dans </text:span><text:span text:style-name="Source_20_Text"><text:span text:style-name="T7">arr</text:span></text:span><text:span text:style-name="T6">.</text:span></text:p>
        </text:list-item>
        <text:list-item>
          <text:p text:style-name="P63"><text:span text:style-name="T6">Nous appelons </text:span><text:span text:style-name="Source_20_Text"><text:span text:style-name="T7">addFlower()</text:span></text:span><text:span text:style-name="T6">avec un argument </text:span><text:span text:style-name="Source_20_Text"><text:span text:style-name="T7">flowers</text:span></text:span><text:span text:style-name="T6">qui exécutera le code à l'intérieur </text:span><text:span text:style-name="Source_20_Text"><text:span text:style-name="T7">addFlower</text:span></text:span><text:span text:style-name="T6">.</text:span></text:p>
        </text:list-item>
        <text:list-item>
          <text:p text:style-name="P63"><text:span text:style-name="T6">Nous vérifions la valeur de </text:span><text:span text:style-name="Source_20_Text"><text:span text:style-name="T7">flowers</text:span></text:span><text:span text:style-name="T6">et elle inclut désormais l' </text:span><text:span text:style-name="Source_20_Text"><text:span text:style-name="T7">'lily'</text:span></text:span><text:span text:style-name="T6">élément ! Le tableau a été muté !</text:span></text:p>
        </text:list-item>
      </text:list>
      <text:p text:style-name="P15"><text:soft-page-break/><text:span text:style-name="T6">Ainsi, lorsque vous transmettez un tableau à une fonction, si le tableau subit une mutation interne, cette modification sera également conservée en dehors de la fonction. Ce concept peut également être expliqué par </text:span><text:span text:style-name="Emphasis"><text:span text:style-name="T6">le passage par référence,</text:span></text:span><text:span text:style-name="T6"> car ce que nous transmettons à la fonction est une référence à l'emplacement de stockage de la variable memory et modifie cette mémoire.</text:span></text:p>
      <text:h text:style-name="P13" text:outline-level="3">Tableaux imbriqués</text:h>
      <text:p text:style-name="P14">7 minutes</text:p>
      <text:p text:style-name="P19">Nous avons mentionné plus tôt que</text:p>
      <text:p text:style-name="P16"><text:a xlink:type="simple" xlink:href="https://www.codecademy.com/resources/docs/javascript/arrays" office:target-frame-name="_blank" xlink:show="new" text:style-name="Internet_20_link" text:visited-style-name="Visited_20_Internet_20_Link"><draw:frame draw:style-name="fr1" draw:name="Frame74" text:anchor-type="char" svg:x="-264.557cm" svg:width="0.041cm" draw:z-index="80"><draw:text-box fo:min-height="0.041cm"><text:section text:style-name="Sect1" text:name=":r3g:"><text:p text:style-name="P11">Preview: Docs Arrays are lists of ordered, stored data that can be of any data type.</text:p></text:section></draw:text-box></draw:frame><text:span text:style-name="T8">tableaux</text:span></text:a></text:p>
      <text:p text:style-name="P64"><text:span text:style-name="T6">Peut stocker d'autres tableaux. Lorsqu'un tableau contient un autre tableau, on parle de </text:span><text:span text:style-name="Emphasis"><text:span text:style-name="T6">tableau imbriqué</text:span></text:span><text:span text:style-name="T6"> . Examinez l'exemple ci-dessous :</text:span></text:p>
      <text:p text:style-name="P22"><text:span text:style-name="Source_20_Text"><text:span text:style-name="T10">const nestedArr</text:span></text:span><text:span text:style-name="Source_20_Text"><text:span text:style-name="T11"> = [[</text:span></text:span><text:span text:style-name="Source_20_Text"><text:span text:style-name="T13">1</text:span></text:span><text:span text:style-name="Source_20_Text"><text:span text:style-name="T11">], [</text:span></text:span><text:span text:style-name="Source_20_Text"><text:span text:style-name="T13">2</text:span></text:span><text:span text:style-name="Source_20_Text"><text:span text:style-name="T11">, </text:span></text:span><text:span text:style-name="Source_20_Text"><text:span text:style-name="T13">3</text:span></text:span><text:span text:style-name="Source_20_Text"><text:span text:style-name="T11">]];</text:span></text:span></text:p>
      <text:p text:style-name="P19"><draw:frame draw:style-name="fr1" draw:name="Frame75" text:anchor-type="char" svg:x="-264.557cm" svg:width="0.041cm" draw:z-index="81"><draw:text-box fo:min-height="0.041cm"><text:p text:style-name="P11">Copy to Clipboard</text:p></draw:text-box></draw:frame>Pour accéder aux tableaux imbriqués, nous pouvons utiliser la notation entre crochets avec la valeur d'index, comme nous l'avons fait pour accéder à n'importe quel autre élément :</text:p>
      <text:p text:style-name="P22"><text:span text:style-name="Source_20_Text"><text:span text:style-name="T10">const nestedArr</text:span></text:span><text:span text:style-name="Source_20_Text"><text:span text:style-name="T11"> = [[</text:span></text:span><text:span text:style-name="Source_20_Text"><text:span text:style-name="T13">1</text:span></text:span><text:span text:style-name="Source_20_Text"><text:span text:style-name="T11">], [</text:span></text:span><text:span text:style-name="Source_20_Text"><text:span text:style-name="T13">2</text:span></text:span><text:span text:style-name="Source_20_Text"><text:span text:style-name="T11">, </text:span></text:span><text:span text:style-name="Source_20_Text"><text:span text:style-name="T13">3</text:span></text:span><text:span text:style-name="Source_20_Text"><text:span text:style-name="T11">]];</text:span></text:span></text:p>
      <text:p text:style-name="P22"><text:span text:style-name="Source_20_Text"><text:span text:style-name="T13">console</text:span></text:span><text:span text:style-name="Source_20_Text"><text:span text:style-name="T11">.</text:span></text:span><text:span text:style-name="Source_20_Text"><text:span text:style-name="T14">log</text:span></text:span><text:span text:style-name="Source_20_Text"><text:span text:style-name="T11">(</text:span></text:span><text:span text:style-name="Source_20_Text"><text:span text:style-name="T13">nestedArr</text:span></text:span><text:span text:style-name="Source_20_Text"><text:span text:style-name="T11">[</text:span></text:span><text:span text:style-name="Source_20_Text"><text:span text:style-name="T13">1</text:span></text:span><text:span text:style-name="Source_20_Text"><text:span text:style-name="T11">]); </text:span></text:span><text:span text:style-name="Source_20_Text"><text:span text:style-name="T15">// Output: [2, 3]</text:span></text:span></text:p>
      <text:p text:style-name="P15"><draw:frame draw:style-name="fr1" draw:name="Frame76" text:anchor-type="char" svg:x="-264.557cm" svg:width="0.041cm" draw:z-index="82"><draw:text-box fo:min-height="0.041cm"><text:p text:style-name="P11">Copy to Clipboard</text:p></draw:text-box></draw:frame><text:span text:style-name="T6">Notez que cela </text:span><text:span text:style-name="Source_20_Text"><text:span text:style-name="T7">nestedArr[1]</text:span></text:span><text:span text:style-name="T6">récupérera l'élément d'index 1, soit le tableau </text:span><text:span text:style-name="Source_20_Text"><text:span text:style-name="T7">[2, 3]</text:span></text:span><text:span text:style-name="T6">. Ensuite, pour accéder aux éléments du tableau imbriqué, nous pouvons </text:span><text:span text:style-name="Emphasis"><text:span text:style-name="T6">chaîner</text:span></text:span><text:span text:style-name="T6"> ou ajouter des crochets supplémentaires aux valeurs d'index.</text:span></text:p>
      <text:p text:style-name="P22"><text:span text:style-name="Source_20_Text"><text:span text:style-name="T10">const nestedArr</text:span></text:span><text:span text:style-name="Source_20_Text"><text:span text:style-name="T11"> = [[</text:span></text:span><text:span text:style-name="Source_20_Text"><text:span text:style-name="T13">1</text:span></text:span><text:span text:style-name="Source_20_Text"><text:span text:style-name="T11">], [</text:span></text:span><text:span text:style-name="Source_20_Text"><text:span text:style-name="T13">2</text:span></text:span><text:span text:style-name="Source_20_Text"><text:span text:style-name="T11">, </text:span></text:span><text:span text:style-name="Source_20_Text"><text:span text:style-name="T13">3</text:span></text:span><text:span text:style-name="Source_20_Text"><text:span text:style-name="T11">]];</text:span></text:span></text:p>
      <text:p text:style-name="P22"><text:span text:style-name="Source_20_Text"><text:span text:style-name="T13">console</text:span></text:span><text:span text:style-name="Source_20_Text"><text:span text:style-name="T11">.</text:span></text:span><text:span text:style-name="Source_20_Text"><text:span text:style-name="T14">log</text:span></text:span><text:span text:style-name="Source_20_Text"><text:span text:style-name="T11">(</text:span></text:span><text:span text:style-name="Source_20_Text"><text:span text:style-name="T13">nestedArr</text:span></text:span><text:span text:style-name="Source_20_Text"><text:span text:style-name="T11">[</text:span></text:span><text:span text:style-name="Source_20_Text"><text:span text:style-name="T13">1</text:span></text:span><text:span text:style-name="Source_20_Text"><text:span text:style-name="T11">]); </text:span></text:span><text:span text:style-name="Source_20_Text"><text:span text:style-name="T15">// Output: [2, 3]</text:span></text:span></text:p>
      <text:p text:style-name="P22"><text:span text:style-name="Source_20_Text"><text:span text:style-name="T13">console</text:span></text:span><text:span text:style-name="Source_20_Text"><text:span text:style-name="T11">.</text:span></text:span><text:span text:style-name="Source_20_Text"><text:span text:style-name="T14">log</text:span></text:span><text:span text:style-name="Source_20_Text"><text:span text:style-name="T11">(</text:span></text:span><text:span text:style-name="Source_20_Text"><text:span text:style-name="T13">nestedArr</text:span></text:span><text:span text:style-name="Source_20_Text"><text:span text:style-name="T11">[</text:span></text:span><text:span text:style-name="Source_20_Text"><text:span text:style-name="T13">1</text:span></text:span><text:span text:style-name="Source_20_Text"><text:span text:style-name="T11">][</text:span></text:span><text:span text:style-name="Source_20_Text"><text:span text:style-name="T13">0</text:span></text:span><text:span text:style-name="Source_20_Text"><text:span text:style-name="T11">]); </text:span></text:span><text:span text:style-name="Source_20_Text"><text:span text:style-name="T15">// Output: 2</text:span></text:span></text:p>
      <text:p text:style-name="P15"><draw:frame draw:style-name="fr1" draw:name="Frame77" text:anchor-type="char" svg:x="-264.557cm" svg:width="0.041cm" draw:z-index="83"><draw:text-box fo:min-height="0.041cm"><text:p text:style-name="P11">Copy to Clipboard</text:p></draw:text-box></draw:frame><text:span text:style-name="T6">Dans la deuxième </text:span><text:span text:style-name="Source_20_Text"><text:span text:style-name="T7">console.log()</text:span></text:span><text:span text:style-name="T6">instruction, nous avons deux notations entre crochets chaînées à </text:span><text:span text:style-name="Source_20_Text"><text:span text:style-name="T7">nestedArr</text:span></text:span><text:span text:style-name="T6">. Nous savons que </text:span><text:span text:style-name="Source_20_Text"><text:span text:style-name="T7">nestedArr[1]</text:span></text:span><text:span text:style-name="T6">c'est le tableau </text:span><text:span text:style-name="Source_20_Text"><text:span text:style-name="T7">[2, 3]</text:span></text:span><text:span text:style-name="T6">. Ensuite, pour extraire le </text:span><text:soft-page-break/><text:span text:style-name="T6">premier élément de ce tableau, nous utilisons </text:span><text:span text:style-name="Source_20_Text"><text:span text:style-name="T7">nestedArr[1][0]</text:span></text:span><text:span text:style-name="T6">et nous obtenons la valeur de </text:span><text:span text:style-name="Source_20_Text"><text:span text:style-name="T7">2</text:span></text:span><text:span text:style-name="T6">.</text:span></text:p>
      <text:h text:style-name="P65" text:outline-level="3">Examiner les tableaux</text:h>
      <text:p text:style-name="P14">&lt;1 min</text:p>
      <text:p text:style-name="P19">Bon travail ! Dans cette leçon, nous avons appris les concepts suivants concernant les tableaux :</text:p>
      <text:list text:style-name="L9">
        <text:list-item>
          <text:p text:style-name="P66">Les tableaux sont des listes qui stockent des données en JavaScript.</text:p>
        </text:list-item>
        <text:list-item>
          <text:p text:style-name="P67"><text:span text:style-name="T6">Les tableaux sont créés avec des crochets </text:span><text:span text:style-name="Source_20_Text"><text:span text:style-name="T7">[]</text:span></text:span><text:span text:style-name="T6">.</text:span></text:p>
        </text:list-item>
        <text:list-item>
          <text:p text:style-name="P67"><text:span text:style-name="T6">Chaque élément à l'intérieur d'un tableau se trouve à une position numérotée, ou index, commençant à </text:span><text:span text:style-name="Source_20_Text"><text:span text:style-name="T7">0</text:span></text:span><text:span text:style-name="T6">.</text:span></text:p>
        </text:list-item>
        <text:list-item>
          <text:p text:style-name="P67"><text:span text:style-name="T6">Nous pouvons accéder à un élément d'un tableau en utilisant son index, avec une syntaxe comme : </text:span><text:span text:style-name="Source_20_Text"><text:span text:style-name="T7">myArray[0]</text:span></text:span><text:span text:style-name="T6">.</text:span></text:p>
        </text:list-item>
        <text:list-item>
          <text:p text:style-name="P67"><text:span text:style-name="T6">Nous pouvons également modifier un élément dans un tableau en utilisant son index, avec une syntaxe comme </text:span><text:span text:style-name="Source_20_Text"><text:span text:style-name="T7">myArray[0] = 'new string'</text:span></text:span><text:span text:style-name="T6">;</text:span></text:p>
        </text:list-item>
        <text:list-item>
          <text:p text:style-name="P67"><text:span text:style-name="T6">Les tableaux ont une </text:span><text:span text:style-name="Source_20_Text"><text:span text:style-name="T7">length</text:span></text:span><text:span text:style-name="T6">propriété qui vous permet de voir combien d'éléments se trouvent dans un tableau.</text:span></text:p>
        </text:list-item>
        <text:list-item>
          <text:p text:style-name="P66">Les tableaux ont leur propre</text:p>
          <text:p text:style-name="P67"><text:a xlink:type="simple" xlink:href="https://www.codecademy.com/resources/docs/javascript/methods" office:target-frame-name="_blank" xlink:show="new" text:style-name="Internet_20_link" text:visited-style-name="Visited_20_Internet_20_Link"><draw:frame draw:style-name="fr1" draw:name="Frame78" text:anchor-type="char" svg:x="-264.557cm" svg:width="0.041cm" draw:z-index="84"><draw:text-box fo:min-height="0.041cm"><text:section text:style-name="Sect1" text:name=":r58:"><text:p text:style-name="P11">Aperçu : Documents Chargement de la description du lien</text:p></text:section></draw:text-box></draw:frame><text:span text:style-name="T8">méthodes</text:span></text:a></text:p>
          <text:p text:style-name="P66">, y compris</text:p>
          <text:p text:style-name="P67"><text:a xlink:type="simple" xlink:href="https://www.codecademy.com/resources/docs/javascript/arrays/push" office:target-frame-name="_blank" xlink:show="new" text:style-name="Internet_20_link" text:visited-style-name="Visited_20_Internet_20_Link"><draw:frame draw:style-name="fr1" draw:name="Frame79" text:anchor-type="char" svg:x="-264.557cm" svg:width="0.041cm" draw:z-index="85"><draw:text-box fo:min-height="0.041cm"><text:section text:style-name="Sect1" text:name=":r5a:"><text:p text:style-name="P11">Aperçu : Documents Chargement de la description du lien</text:p></text:section></draw:text-box></draw:frame><text:span text:style-name="Source_20_Text"><text:span text:style-name="T16">.push()</text:span></text:span></text:a></text:p>
          <text:p text:style-name="P66">et</text:p>
          <text:p text:style-name="P67"><text:a xlink:type="simple" xlink:href="https://www.codecademy.com/resources/docs/javascript/arrays/pop" office:target-frame-name="_blank" xlink:show="new" text:style-name="Internet_20_link" text:visited-style-name="Visited_20_Internet_20_Link"><draw:frame draw:style-name="fr1" draw:name="Frame80" text:anchor-type="char" svg:x="-264.557cm" svg:width="0.041cm" draw:z-index="86"><draw:text-box fo:min-height="0.041cm"><text:section text:style-name="Sect1" text:name=":r5c:"><text:p text:style-name="P11">Aperçu : Documents Chargement de la description du lien</text:p></text:section></draw:text-box></draw:frame><text:span text:style-name="Source_20_Text"><text:span text:style-name="T16">.pop()</text:span></text:span></text:a></text:p>
          <text:p text:style-name="P66">, qui ajoutent et suppriment respectivement des éléments d'un tableau.</text:p>
        </text:list-item>
        <text:list-item>
          <text:p text:style-name="P67"><text:soft-page-break/><text:span text:style-name="T6">Les tableaux ont de nombreuses méthodes qui effectuent différentes tâches, telles que </text:span><text:span text:style-name="Source_20_Text"><text:span text:style-name="T7">.slice()</text:span></text:span><text:span text:style-name="T6">et</text:span></text:p>
          <text:p text:style-name="P67"><text:a xlink:type="simple" xlink:href="https://www.codecademy.com/resources/docs/javascript/arrays/shift" office:target-frame-name="_blank" xlink:show="new" text:style-name="Internet_20_link" text:visited-style-name="Visited_20_Internet_20_Link"><draw:frame draw:style-name="fr1" draw:name="Frame81" text:anchor-type="char" svg:x="-264.557cm" svg:width="0.041cm" draw:z-index="87"><draw:text-box fo:min-height="0.041cm"><text:section text:style-name="Sect1" text:name=":r5e:"><text:p text:style-name="P11">Aperçu : Documents Chargement de la description du lien</text:p></text:section></draw:text-box></draw:frame><text:span text:style-name="Source_20_Text"><text:span text:style-name="T16">.shift()</text:span></text:span></text:a></text:p>
          <text:p text:style-name="P67"><text:span text:style-name="T6">, vous pouvez trouver la documentation sur le site Web </text:span><text:a xlink:type="simple" xlink:href="https://developer.mozilla.org/en-US/docs/Web/JavaScript/Reference/Global_Objects/Array" office:target-frame-name="_blank" xlink:show="new" text:style-name="Internet_20_link" text:visited-style-name="Visited_20_Internet_20_Link"><text:span text:style-name="T8">du Mozilla Developer Network</text:span></text:a><text:span text:style-name="T6"> .</text:span></text:p>
        </text:list-item>
        <text:list-item>
          <text:p text:style-name="P66">Certaines méthodes intégrées sont mutantes, ce qui signifie qu'elles modifient le tableau, tandis que d'autres ne le sont pas. Vous pouvez toujours consulter la documentation.</text:p>
        </text:list-item>
        <text:list-item>
          <text:p text:style-name="P67"><text:a xlink:type="simple" xlink:href="https://www.codecademy.com/resources/docs/javascript/variables" office:target-frame-name="_blank" xlink:show="new" text:style-name="Internet_20_link" text:visited-style-name="Visited_20_Internet_20_Link"><draw:frame draw:style-name="fr1" draw:name="Frame82" text:anchor-type="char" svg:x="-264.557cm" svg:width="0.041cm" draw:z-index="88"><draw:text-box fo:min-height="0.041cm"><text:section text:style-name="Sect1" text:name=":r5g:"><text:p text:style-name="P11">Aperçu : Documents Chargement de la description du lien</text:p></text:section></draw:text-box></draw:frame><text:span text:style-name="T8">Variables</text:span></text:a></text:p>
          <text:p text:style-name="P67"><text:span text:style-name="T6">Les variables contenant des tableaux peuvent être déclarées avec </text:span><text:span text:style-name="Source_20_Text"><text:span text:style-name="T7">let</text:span></text:span><text:span text:style-name="T6">ou </text:span><text:span text:style-name="Source_20_Text"><text:span text:style-name="T7">const</text:span></text:span><text:span text:style-name="T6">. Même déclarées avec </text:span><text:span text:style-name="Source_20_Text"><text:span text:style-name="T7">const</text:span></text:span><text:span text:style-name="T6">, les tableaux restent modifiables. Cependant, une variable déclarée avec </text:span><text:span text:style-name="Source_20_Text"><text:span text:style-name="T7">const</text:span></text:span><text:span text:style-name="T6">ne peut pas être réaffectée.</text:span></text:p>
        </text:list-item>
        <text:list-item>
          <text:p text:style-name="P66">Les tableaux mutés à l'intérieur d'une fonction conserveront ce changement même en dehors de la fonction.</text:p>
        </text:list-item>
        <text:list-item>
          <text:p text:style-name="P66">Les tableaux peuvent être imbriqués dans d’autres tableaux.</text:p>
        </text:list-item>
        <text:list-item>
          <text:p text:style-name="P66">Pour accéder aux éléments dans les tableaux imbriqués, chaînez les indices à l'aide de la notation entre crochets.</text:p>
        </text:list-item>
      </text:list>
      <text:p text:style-name="P68">Apprendre à travailler et à manipuler des tableaux vous aidera à travailler avec des blocs de données !</text:p>
      <text:p text:style-name="P69">Instructions</text:p>
      <text:list text:style-name="L10">
        <text:list-header>
          <text:p text:style-name="P70">Vous cherchez d'autres façons de vous entraîner ? Essayez celles-ci :</text:p>
          <text:list>
            <text:list-item>
              <text:p text:style-name="P71"><text:span text:style-name="T6">Utilisez la </text:span><text:span text:style-name="Source_20_Text"><text:span text:style-name="T7">.length</text:span></text:span><text:span text:style-name="T6">propriété pour trouver le dernier élément d'un tableau.</text:span></text:p>
            </text:list-item>
            <text:list-item>
              <text:p text:style-name="P71"><text:span text:style-name="T6">Utilisez les autres méthodes de </text:span><text:a xlink:type="simple" xlink:href="https://developer.mozilla.org/en-US/docs/Web/JavaScript/Reference/Global_Objects/Array" office:target-frame-name="_blank" xlink:show="new" text:style-name="Internet_20_link" text:visited-style-name="Visited_20_Internet_20_Link"><text:span text:style-name="T8">la documentation MDN</text:span></text:a><text:span text:style-name="T6"> non mentionnées dans la leçon.</text:span></text:p>
            </text:list-item>
            <text:list-item>
              <text:p text:style-name="P72"><text:soft-page-break/>Prenez tous les éléments d'un tableau et créez une chaîne.</text:p>
            </text:list-item>
            <text:list-item>
              <text:p text:style-name="P71"><text:span text:style-name="T6">Trouver la valeur de retour de l'appel </text:span><text:span text:style-name="Source_20_Text"><text:span text:style-name="T7">.push()</text:span></text:span><text:span text:style-name="T6">sur un tableau.</text:span></text:p>
            </text:list-item>
            <text:list-item>
              <text:p text:style-name="P72">Imbriquer un tableau dans un tableau.</text:p>
            </text:list-item>
            <text:list-item>
              <text:p text:style-name="P72">Accéder à un élément dans le tableau imbriqué.</text:p>
            </text:list-item>
          </text:list>
        </text:list-header>
      </text:list>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ercu" svg:font-family="Apercu, apple-system, system-ui, 'Segoe UI', Roboto, Ubuntu, Cantarell, 'Fira Sans', 'Droid Sans', 'Helvetica Neue', sans-serif"/>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aco" svg:font-family="Monaco, Menlo, 'Ubuntu Mono', 'Droid Sans Mono', Consolas, monospace, Menlo, Monaco, 'Courier New', monospac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uisse" svg:font-family="Suisse, Apercu, apple-system, BlinkMacSystemFont, 'Segoe UI', Roboto, Ubuntu, Cantarell, 'Fira Sans', 'Droid Sans', 'Helvetica Neue', sans-serif"/>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CD"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CD"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Frame" style:family="graphic">
      <style:graphic-properties text:anchor-type="as-char" svg:y="0cm" style:wrap="none" style:vertical-pos="middle" style:vertical-rel="line"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17T15:53:01.302463000</meta:creation-date>
    <meta:generator>LibreOffice/25.2.3.2$MacOSX_X86_64 LibreOffice_project/bbb074479178df812d175f709636b368952c2ce3</meta:generator>
    <dc:date>2025-06-29T18:28:04.461104000</dc:date>
    <meta:editing-duration>PT1H45M9S</meta:editing-duration>
    <meta:editing-cycles>15</meta:editing-cycles>
    <meta:document-statistic meta:table-count="0" meta:image-count="3" meta:object-count="1" meta:page-count="15" meta:paragraph-count="324" meta:word-count="3023" meta:character-count="19252" meta:non-whitespace-character-count="16597"/>
  </office:meta>
</office:document-meta>
</file>